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.397cm" fo:margin-left="0cm" fo:margin-right="0cm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  <style:text-properties style:font-name="Verdana" style:font-name-asian="Verdana" style:font-name-complex="Verdana"/>
    </style:style>
    <style:style style:name="P3" style:family="paragraph" style:parent-style-name="Heading_20_2">
      <style:paragraph-properties fo:break-before="auto" fo:line-height="100%" fo:margin-top="0cm" style:writing-mode="lr-tb"/>
    </style:style>
    <style:style style:name="T3_1" style:family="text"/>
    <style:style style:name="P4" style:family="paragraph" style:parent-style-name="Standard">
      <style:paragraph-properties fo:break-before="auto" fo:line-height="100%" fo:margin-top="0cm" fo:margin-right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>
      <style:text-properties fo:font-weight="bold" style:font-weight-asian="bold" style:font-weight-complex="bold"/>
    </style:style>
    <style:style style:name="T4_14" style:family="text">
      <style:text-properties fo:font-weight="bold" style:font-weight-asian="bold" style:font-weight-complex="bold"/>
    </style:style>
    <style:style style:name="T4_15" style:family="text">
      <style:text-properties fo:font-weight="bold" style:font-weight-asian="bold" style:font-weight-complex="bold"/>
    </style:style>
    <style:style style:name="T4_16" style:family="text">
      <style:text-properties fo:font-weight="bold" style:font-weight-asian="bold" style:font-weight-complex="bold"/>
    </style:style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T4_19" style:family="text">
      <style:text-properties fo:font-weight="bold" style:font-weight-asian="bold" style:font-weight-complex="bold"/>
    </style:style>
    <style:style style:name="T4_20" style:family="text">
      <style:text-properties fo:font-weight="bold" style:font-weight-asian="bold" style:font-weight-complex="bold"/>
    </style:style>
    <style:style style:name="T4_2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5_1" style:family="text">
      <style:text-properties style:font-name="Verdana" style:font-name-asian="Verdana" style:font-name-complex="Verdana"/>
    </style:style>
    <style:style style:name="T5_2" style:family="text">
      <style:text-properties style:font-name="Verdana" style:font-name-asian="Verdana" style:font-name-complex="Verdana"/>
    </style:style>
    <style:style style:name="P6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6_1" style:family="text">
      <style:text-properties style:font-name="Verdana" style:font-name-asian="Verdana" style:font-name-complex="Verdana"/>
    </style:style>
    <style:style style:name="T6_2" style:family="text">
      <style:text-properties style:font-name="Verdana" style:font-name-asian="Verdana" style:font-name-complex="Verdana"/>
    </style:style>
    <style:style style:name="T6_3" style:family="text">
      <style:text-properties style:font-name="Verdana" style:font-name-asian="Verdana" style:font-name-complex="Verdana"/>
    </style:style>
    <style:style style:name="T6_4" style:family="text">
      <style:text-properties style:font-name="Verdana" style:font-name-asian="Verdana" style:font-name-complex="Verdana"/>
    </style:style>
    <style:style style:name="T6_5" style:family="text">
      <style:text-properties style:font-name="Verdana" style:font-name-asian="Verdana" style:font-name-complex="Verdana"/>
    </style:style>
    <style:style style:name="P7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7_1" style:family="text">
      <style:text-properties style:font-name="Verdana" style:font-name-asian="Verdana" style:font-name-complex="Verdana"/>
    </style:style>
    <style:style style:name="T7_2" style:family="text">
      <style:text-properties style:font-name="Verdana" style:font-name-asian="Verdana" style:font-name-complex="Verdana"/>
    </style:style>
    <style:style style:name="T7_3" style:family="text">
      <style:text-properties style:font-name="Verdana" style:font-name-asian="Verdana" style:font-name-complex="Verdana"/>
    </style:style>
    <style:style style:name="T7_4" style:family="text">
      <style:text-properties style:font-name="Verdana" style:font-name-asian="Verdana" style:font-name-complex="Verdana"/>
    </style:style>
    <style:style style:name="T7_5" style:family="text">
      <style:text-properties style:font-name="Verdana" style:font-name-asian="Verdana" style:font-name-complex="Verdana"/>
    </style:style>
    <style:style style:name="T7_6" style:family="text">
      <style:text-properties style:font-name="Verdana" style:font-name-asian="Verdana" style:font-name-complex="Verdana"/>
    </style:style>
    <style:style style:name="T7_7" style:family="text">
      <style:text-properties style:font-name="Verdana" style:font-name-asian="Verdana" style:font-name-complex="Verdana"/>
    </style:style>
    <style:style style:name="T7_8" style:family="text">
      <style:text-properties style:font-name="Verdana" style:font-name-asian="Verdana" style:font-name-complex="Verdana"/>
    </style:style>
    <style:style style:name="T7_9" style:family="text">
      <style:text-properties style:font-name="Verdana" style:font-name-asian="Verdana" style:font-name-complex="Verdana"/>
    </style:style>
    <style:style style:name="P8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  <style:text-properties style:font-name="Verdana" style:font-name-asian="Verdana" style:font-name-complex="Verdana"/>
    </style:style>
    <style:style style:name="P9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9_1" style:family="text">
      <style:text-properties style:font-name="Verdana" style:font-name-asian="Verdana" style:font-name-complex="Verdana"/>
    </style:style>
    <style:style style:name="T9_2" style:family="text">
      <style:text-properties style:font-name="Verdana" style:font-name-asian="Verdana" style:font-name-complex="Verdana"/>
    </style:style>
    <style:style style:name="P10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10_1" style:family="text">
      <style:text-properties style:font-name="Verdana" style:font-name-asian="Verdana" style:font-name-complex="Verdana"/>
    </style:style>
    <style:style style:name="T10_2" style:family="text">
      <style:text-properties style:font-name="Verdana" style:font-name-asian="Verdana" style:font-name-complex="Verdana"/>
    </style:style>
    <style:style style:name="T10_3" style:family="text">
      <style:text-properties style:font-name="Verdana" style:font-name-asian="Verdana" style:font-name-complex="Verdana"/>
    </style:style>
    <style:style style:name="T10_4" style:family="text">
      <style:text-properties style:font-name="Verdana" style:font-name-asian="Verdana" style:font-name-complex="Verdana"/>
    </style:style>
    <style:style style:name="T10_5" style:family="text">
      <style:text-properties style:font-name="Verdana" style:font-name-asian="Verdana" style:font-name-complex="Verdana"/>
    </style:style>
    <style:style style:name="P11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11_1" style:family="text">
      <style:text-properties style:font-name="Verdana" style:font-name-asian="Verdana" style:font-name-complex="Verdana"/>
    </style:style>
    <style:style style:name="T11_2" style:family="text">
      <style:text-properties style:font-name="Verdana" style:font-name-asian="Verdana" style:font-name-complex="Verdana"/>
    </style:style>
    <style:style style:name="T11_3" style:family="text">
      <style:text-properties style:font-name="Verdana" style:font-name-asian="Verdana" style:font-name-complex="Verdana"/>
    </style:style>
    <style:style style:name="T11_4" style:family="text">
      <style:text-properties style:font-name="Verdana" style:font-name-asian="Verdana" style:font-name-complex="Verdana"/>
    </style:style>
    <style:style style:name="T11_5" style:family="text">
      <style:text-properties style:font-name="Verdana" style:font-name-asian="Verdana" style:font-name-complex="Verdana"/>
    </style:style>
    <style:style style:name="T1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_8" style:family="text">
      <style:text-properties style:font-name="Verdana" style:font-name-asian="Verdana" style:font-name-complex="Verdana"/>
    </style:style>
    <style:style style:name="T11_9" style:family="text">
      <style:text-properties style:font-name="Verdana" style:font-name-asian="Verdana" style:font-name-complex="Verdana"/>
    </style:style>
    <style:style style:name="T11_10" style:family="text">
      <style:text-properties style:font-name="Verdana" style:font-name-asian="Verdana" style:font-name-complex="Verdana"/>
    </style:style>
    <style:style style:name="T11_11" style:family="text">
      <style:text-properties style:font-name="Verdana" style:font-name-asian="Verdana" style:font-name-complex="Verdana"/>
    </style:style>
    <style:style style:name="T11_12" style:family="text">
      <style:text-properties style:font-name="Verdana" style:font-name-asian="Verdana" style:font-name-complex="Verdana"/>
    </style:style>
    <style:style style:name="T1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_14" style:family="text">
      <style:text-properties style:font-name="Verdana" style:font-name-asian="Verdana" style:font-name-complex="Verdana"/>
    </style:style>
    <style:style style:name="P12" style:family="paragraph" style:parent-style-name="Heading_20_2">
      <style:paragraph-properties fo:break-before="auto" fo:line-height="100%" style:writing-mode="lr-tb"/>
    </style:style>
    <style:style style:name="T12_1" style:family="text"/>
    <style:style style:name="P13" style:family="paragraph" style:parent-style-name="Standard">
      <style:paragraph-properties fo:break-before="auto" fo:line-height="100%" fo:margin-top="0cm" fo:margin-right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T13_12" style:family="text">
      <style:text-properties fo:font-weight="bold" style:font-weight-asian="bold" style:font-weight-complex="bold"/>
    </style:style>
    <style:style style:name="T13_13" style:family="text">
      <style:text-properties fo:font-weight="bold" style:font-weight-asian="bold" style:font-weight-complex="bold"/>
    </style:style>
    <style:style style:name="T13_14" style:family="text">
      <style:text-properties fo:font-weight="bold" style:font-weight-asian="bold" style:font-weight-complex="bold"/>
    </style:style>
    <style:style style:name="T13_15" style:family="text">
      <style:text-properties fo:font-weight="bold" style:font-weight-asian="bold" style:font-weight-complex="bold"/>
    </style:style>
    <style:style style:name="T13_16" style:family="text">
      <style:text-properties fo:font-weight="bold" style:font-weight-asian="bold" style:font-weight-complex="bold"/>
    </style:style>
    <style:style style:name="T13_17" style:family="text">
      <style:text-properties fo:font-weight="bold" style:font-weight-asian="bold" style:font-weight-complex="bold"/>
    </style:style>
    <style:style style:name="T13_18" style:family="text">
      <style:text-properties fo:font-weight="bold" style:font-weight-asian="bold" style:font-weight-complex="bold"/>
    </style:style>
    <style:style style:name="T13_19" style:family="text">
      <style:text-properties fo:font-weight="bold" style:font-weight-asian="bold" style:font-weight-complex="bold"/>
    </style:style>
    <style:style style:name="T13_20" style:family="text">
      <style:text-properties fo:font-weight="bold" style:font-weight-asian="bold" style:font-weight-complex="bold"/>
    </style:style>
    <style:style style:name="T13_21" style:family="text">
      <style:text-properties fo:font-weight="bold" style:font-weight-asian="bold" style:font-weight-complex="bold"/>
    </style:style>
    <style:style style:name="T13_22" style:family="text">
      <style:text-properties fo:font-weight="bold" style:font-weight-asian="bold" style:font-weight-complex="bold"/>
    </style:style>
    <style:style style:name="T13_23" style:family="text">
      <style:text-properties fo:font-weight="bold" style:font-weight-asian="bold" style:font-weight-complex="bold"/>
    </style:style>
    <style:style style:name="T13_24" style:family="text">
      <style:text-properties fo:font-weight="bold" style:font-weight-asian="bold" style:font-weight-complex="bold"/>
    </style:style>
    <style:style style:name="T13_25" style:family="text">
      <style:text-properties fo:font-weight="bold" style:font-weight-asian="bold" style:font-weight-complex="bold"/>
    </style:style>
    <style:style style:name="T13_26" style:family="text">
      <style:text-properties fo:font-weight="bold" style:font-weight-asian="bold" style:font-weight-complex="bold"/>
    </style:style>
    <style:style style:name="T13_27" style:family="text">
      <style:text-properties fo:font-weight="bold" style:font-weight-asian="bold" style:font-weight-complex="bold"/>
    </style:style>
    <style:style style:name="T13_28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fo:margin-top="0cm" fo:margin-right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T14_14" style:family="text">
      <style:text-properties fo:font-weight="bold" style:font-weight-asian="bold" style:font-weight-complex="bold"/>
    </style:style>
    <style:style style:name="T14_15" style:family="text">
      <style:text-properties fo:font-weight="bold" style:font-weight-asian="bold" style:font-weight-complex="bold"/>
    </style:style>
    <style:style style:name="T14_16" style:family="text">
      <style:text-properties fo:font-weight="bold" style:font-weight-asian="bold" style:font-weight-complex="bold"/>
    </style:style>
    <style:style style:name="T14_17" style:family="text">
      <style:text-properties fo:font-weight="bold" style:font-weight-asian="bold" style:font-weight-complex="bold"/>
    </style:style>
    <style:style style:name="T14_18" style:family="text">
      <style:text-properties fo:font-weight="bold" style:font-weight-asian="bold" style:font-weight-complex="bold"/>
    </style:style>
    <style:style style:name="T14_19" style:family="text">
      <style:text-properties fo:font-weight="bold" style:font-weight-asian="bold" style:font-weight-complex="bold"/>
    </style:style>
    <style:style style:name="T14_20" style:family="text">
      <style:text-properties fo:font-weight="bold" style:font-weight-asian="bold" style:font-weight-complex="bold"/>
    </style:style>
    <style:style style:name="T14_21" style:family="text">
      <style:text-properties fo:font-weight="bold" style:font-weight-asian="bold" style:font-weight-complex="bold"/>
    </style:style>
    <style:style style:name="T14_22" style:family="text">
      <style:text-properties fo:font-weight="bold" style:font-weight-asian="bold" style:font-weight-complex="bold"/>
    </style:style>
    <style:style style:name="T14_23" style:family="text">
      <style:text-properties fo:font-weight="bold" style:font-weight-asian="bold" style:font-weight-complex="bold"/>
    </style:style>
    <style:style style:name="T14_24" style:family="text">
      <style:text-properties fo:font-weight="bold" style:font-weight-asian="bold" style:font-weight-complex="bold"/>
    </style:style>
    <style:style style:name="T14_25" style:family="text">
      <style:text-properties fo:font-weight="bold" style:font-weight-asian="bold" style:font-weight-complex="bold"/>
    </style:style>
    <style:style style:name="T14_26" style:family="text">
      <style:text-properties fo:font-weight="bold" style:font-weight-asian="bold" style:font-weight-complex="bold"/>
    </style:style>
    <style:style style:name="T14_27" style:family="text">
      <style:text-properties fo:font-weight="bold" style:font-weight-asian="bold" style:font-weight-complex="bold"/>
    </style:style>
    <style:style style:name="T14_28" style:family="text">
      <style:text-properties fo:font-weight="bold" style:font-weight-asian="bold" style:font-weight-complex="bold"/>
    </style:style>
    <style:style style:name="T14_29" style:family="text">
      <style:text-properties fo:font-weight="bold" style:font-weight-asian="bold" style:font-weight-complex="bold"/>
    </style:style>
    <style:style style:name="T14_30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>
      <style:text-properties fo:font-weight="bold" style:font-weight-asian="bold" style:font-weight-complex="bold"/>
    </style:style>
    <style:style style:name="P16" style:family="paragraph" style:parent-style-name="Heading_20_2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00%" fo:margin-top="0cm" fo:margin-right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fo:margin-top="0cm" fo:margin-right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T18_17" style:family="text">
      <style:text-properties fo:font-weight="bold" style:font-weight-asian="bold" style:font-weight-complex="bold"/>
    </style:style>
    <style:style style:name="T18_18" style:family="text">
      <style:text-properties fo:font-weight="bold" style:font-weight-asian="bold" style:font-weight-complex="bold"/>
    </style:style>
    <style:style style:name="T18_19" style:family="text">
      <style:text-properties fo:font-weight="bold" style:font-weight-asian="bold" style:font-weight-complex="bold"/>
    </style:style>
    <style:style style:name="T18_20" style:family="text">
      <style:text-properties fo:font-weight="bold" style:font-weight-asian="bold" style:font-weight-complex="bold"/>
    </style:style>
    <style:style style:name="T18_21" style:family="text">
      <style:text-properties fo:font-weight="bold" style:font-weight-asian="bold" style:font-weight-complex="bold"/>
    </style:style>
    <style:style style:name="T18_22" style:family="text">
      <style:text-properties fo:font-weight="bold" style:font-weight-asian="bold" style:font-weight-complex="bold"/>
    </style:style>
    <style:style style:name="T18_23" style:family="text">
      <style:text-properties fo:font-weight="bold" style:font-weight-asian="bold" style:font-weight-complex="bold"/>
    </style:style>
    <style:style style:name="T18_24" style:family="text">
      <style:text-properties fo:font-weight="bold" style:font-weight-asian="bold" style:font-weight-complex="bold"/>
    </style:style>
    <style:style style:name="T18_25" style:family="text">
      <style:text-properties fo:font-weight="bold" style:font-weight-asian="bold" style:font-weight-complex="bold"/>
    </style:style>
    <style:style style:name="T18_26" style:family="text">
      <style:text-properties fo:font-weight="bold" style:font-weight-asian="bold" style:font-weight-complex="bold"/>
    </style:style>
    <style:style style:name="T18_27" style:family="text">
      <style:text-properties fo:font-weight="bold" style:font-weight-asian="bold" style:font-weight-complex="bold"/>
    </style:style>
    <style:style style:name="T18_28" style:family="text">
      <style:text-properties fo:font-weight="bold" style:font-weight-asian="bold" style:font-weight-complex="bold"/>
    </style:style>
    <style:style style:name="T18_29" style:family="text">
      <style:text-properties fo:font-weight="bold" style:font-weight-asian="bold" style:font-weight-complex="bold"/>
    </style:style>
    <style:style style:name="T18_30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fo:margin-top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>
      <style:text-properties fo:font-weight="bold" style:font-weight-asian="bold" style:font-weight-complex="bold"/>
    </style:style>
    <style:style style:name="T19_10" style:family="text">
      <style:text-properties fo:font-weight="bold" style:font-weight-asian="bold" style:font-weight-complex="bold"/>
    </style:style>
    <style:style style:name="T19_11" style:family="text">
      <style:text-properties fo:font-weight="bold" style:font-weight-asian="bold" style:font-weight-complex="bold"/>
    </style:style>
    <style:style style:name="T19_12" style:family="text">
      <style:text-properties fo:font-weight="bold" style:font-weight-asian="bold" style:font-weight-complex="bold"/>
    </style:style>
    <style:style style:name="T19_13" style:family="text">
      <style:text-properties fo:font-weight="bold" style:font-weight-asian="bold" style:font-weight-complex="bold"/>
    </style:style>
    <style:style style:name="T19_14" style:family="text">
      <style:text-properties fo:font-weight="bold" style:font-weight-asian="bold" style:font-weight-complex="bold"/>
    </style:style>
    <style:style style:name="T19_15" style:family="text">
      <style:text-properties fo:font-weight="bold" style:font-weight-asian="bold" style:font-weight-complex="bold"/>
    </style:style>
    <style:style style:name="T19_16" style:family="text">
      <style:text-properties fo:font-weight="bold" style:font-weight-asian="bold" style:font-weight-complex="bold"/>
    </style:style>
    <style:style style:name="T19_17" style:family="text">
      <style:text-properties fo:font-weight="bold" style:font-weight-asian="bold" style:font-weight-complex="bold"/>
    </style:style>
    <style:style style:name="T19_18" style:family="text">
      <style:text-properties fo:font-weight="bold" style:font-weight-asian="bold" style:font-weight-complex="bold"/>
    </style:style>
    <style:style style:name="T19_19" style:family="text">
      <style:text-properties fo:font-weight="bold" style:font-weight-asian="bold" style:font-weight-complex="bold"/>
    </style:style>
    <style:style style:name="T19_20" style:family="text">
      <style:text-properties fo:font-weight="bold" style:font-weight-asian="bold" style:font-weight-complex="bold"/>
    </style:style>
    <style:style style:name="T19_21" style:family="text">
      <style:text-properties fo:font-weight="bold" style:font-weight-asian="bold" style:font-weight-complex="bold"/>
    </style:style>
    <style:style style:name="T19_22" style:family="text">
      <style:text-properties fo:font-weight="bold" style:font-weight-asian="bold" style:font-weight-complex="bold"/>
    </style:style>
    <style:style style:name="T19_23" style:family="text">
      <style:text-properties fo:font-weight="bold" style:font-weight-asian="bold" style:font-weight-complex="bold"/>
    </style:style>
    <style:style style:name="T19_24" style:family="text">
      <style:text-properties fo:font-weight="bold" style:font-weight-asian="bold" style:font-weight-complex="bold"/>
    </style:style>
    <style:style style:name="T19_25" style:family="text">
      <style:text-properties fo:font-weight="bold" style:font-weight-asian="bold" style:font-weight-complex="bold"/>
    </style:style>
    <style:style style:name="T19_26" style:family="text">
      <style:text-properties fo:font-weight="bold" style:font-weight-asian="bold" style:font-weight-complex="bold"/>
    </style:style>
    <style:style style:name="T19_27" style:family="text">
      <style:text-properties fo:font-weight="bold" style:font-weight-asian="bold" style:font-weight-complex="bold"/>
    </style:style>
    <style:style style:name="T19_28" style:family="text">
      <style:text-properties fo:font-weight="bold" style:font-weight-asian="bold" style:font-weight-complex="bold"/>
    </style:style>
    <style:style style:name="T19_29" style:family="text">
      <style:text-properties fo:font-weight="bold" style:font-weight-asian="bold" style:font-weight-complex="bold"/>
    </style:style>
    <style:style style:name="T19_30" style:family="text">
      <style:text-properties fo:font-weight="bold" style:font-weight-asian="bold" style:font-weight-complex="bold"/>
    </style:style>
    <style:style style:name="T19_31" style:family="text">
      <style:text-properties fo:font-weight="bold" style:font-weight-asian="bold" style:font-weight-complex="bold"/>
    </style:style>
    <style:style style:name="T19_32" style:family="text">
      <style:text-properties fo:font-weight="bold" style:font-weight-asian="bold" style:font-weight-complex="bold"/>
    </style:style>
    <style:style style:name="T19_33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P24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00%" fo:margin-top="0cm" fo:margin-right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fo:margin-top="0cm" fo:margin-right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T30_15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_1" style:family="text">
      <style:text-properties style:font-name="Verdana" style:font-name-asian="Verdana" style:font-name-complex="Verdana"/>
    </style:style>
    <style:style style:name="T31_2" style:family="text">
      <style:text-properties style:font-name="Verdana" style:font-name-asian="Verdana" style:font-name-complex="Verdana"/>
    </style:style>
    <style:style style:name="T31_3" style:family="text">
      <style:text-properties style:font-name="Verdana" style:font-name-asian="Verdana" style:font-name-complex="Verdana"/>
    </style:style>
    <style:style style:name="T31_4" style:family="text">
      <style:text-properties style:font-name="Verdana" style:font-name-asian="Verdana" style:font-name-complex="Verdana"/>
    </style:style>
    <style:style style:name="T31_5" style:family="text">
      <style:text-properties style:font-name="Verdana" style:font-name-asian="Verdana" style:font-name-complex="Verdana"/>
    </style:style>
    <style:style style:name="T31_6" style:family="text">
      <style:text-properties style:font-name="Verdana" style:font-name-asian="Verdana" style:font-name-complex="Verdana"/>
    </style:style>
    <style:style style:name="T31_7" style:family="text">
      <style:text-properties style:font-name="Verdana" style:font-name-asian="Verdana" style:font-name-complex="Verdana"/>
    </style:style>
    <style:style style:name="T31_8" style:family="text">
      <style:text-properties style:font-name="Verdana" style:font-name-asian="Verdana" style:font-name-complex="Verdana"/>
    </style:style>
    <style:style style:name="T31_9" style:family="text">
      <style:text-properties style:font-name="Verdana" style:font-name-asian="Verdana" style:font-name-complex="Verdana"/>
    </style:style>
    <style:style style:name="T31_10" style:family="text">
      <style:text-properties style:font-name="Verdana" style:font-name-asian="Verdana" style:font-name-complex="Verdana"/>
    </style:style>
    <style:style style:name="T31_11" style:family="text">
      <style:text-properties style:font-name="Verdana" style:font-name-asian="Verdana" style:font-name-complex="Verdana"/>
    </style:style>
    <style:style style:name="T31_12" style:family="text">
      <style:text-properties style:font-name="Verdana" style:font-name-asian="Verdana" style:font-name-complex="Verdana"/>
    </style:style>
    <style:style style:name="T31_13" style:family="text">
      <style:text-properties style:font-name="Verdana" style:font-name-asian="Verdana" style:font-name-complex="Verdana"/>
    </style:style>
    <style:style style:name="T31_14" style:family="text">
      <style:text-properties style:font-name="Verdana" style:font-name-asian="Verdana" style:font-name-complex="Verdana"/>
    </style:style>
    <style:style style:name="P3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_1" style:family="text">
      <style:text-properties style:font-name="Verdana" style:font-name-asian="Verdana" style:font-name-complex="Verdana"/>
    </style:style>
    <style:style style:name="T32_2" style:family="text">
      <style:text-properties style:font-name="Verdana" style:font-name-asian="Verdana" style:font-name-complex="Verdana"/>
    </style:style>
    <style:style style:name="T32_3" style:family="text">
      <style:text-properties style:font-name="Verdana" style:font-name-asian="Verdana" style:font-name-complex="Verdana"/>
    </style:style>
    <style:style style:name="T32_4" style:family="text">
      <style:text-properties style:font-name="Verdana" style:font-name-asian="Verdana" style:font-name-complex="Verdana"/>
    </style:style>
    <style:style style:name="T32_5" style:family="text">
      <style:text-properties style:font-name="Verdana" style:font-name-asian="Verdana" style:font-name-complex="Verdana"/>
    </style:style>
    <style:style style:name="T32_6" style:family="text">
      <style:text-properties style:font-name="Verdana" style:font-name-asian="Verdana" style:font-name-complex="Verdana"/>
    </style:style>
    <style:style style:name="T32_7" style:family="text">
      <style:text-properties style:font-name="Verdana" style:font-name-asian="Verdana" style:font-name-complex="Verdana"/>
    </style:style>
    <style:style style:name="T32_8" style:family="text">
      <style:text-properties style:font-name="Verdana" style:font-name-asian="Verdana" style:font-name-complex="Verdana"/>
    </style:style>
    <style:style style:name="T32_9" style:family="text">
      <style:text-properties style:font-name="Verdana" style:font-name-asian="Verdana" style:font-name-complex="Verdana"/>
    </style:style>
    <style:style style:name="T32_10" style:family="text">
      <style:text-properties style:font-name="Verdana" style:font-name-asian="Verdana" style:font-name-complex="Verdana"/>
    </style:style>
    <style:style style:name="T32_11" style:family="text">
      <style:text-properties style:font-name="Verdana" style:font-name-asian="Verdana" style:font-name-complex="Verdana"/>
    </style:style>
    <style:style style:name="T32_12" style:family="text">
      <style:text-properties style:font-name="Verdana" style:font-name-asian="Verdana" style:font-name-complex="Verdana"/>
    </style:style>
    <style:style style:name="P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_1" style:family="text">
      <style:text-properties style:font-name="Verdana" style:font-name-asian="Verdana" style:font-name-complex="Verdana"/>
    </style:style>
    <style:style style:name="T33_2" style:family="text">
      <style:text-properties style:font-name="Verdana" style:font-name-asian="Verdana" style:font-name-complex="Verdana"/>
    </style:style>
    <style:style style:name="T33_3" style:family="text">
      <style:text-properties style:font-name="Verdana" style:font-name-asian="Verdana" style:font-name-complex="Verdana"/>
    </style:style>
    <style:style style:name="T33_4" style:family="text">
      <style:text-properties style:font-name="Verdana" style:font-name-asian="Verdana" style:font-name-complex="Verdana"/>
    </style:style>
    <style:style style:name="T33_5" style:family="text">
      <style:text-properties style:font-name="Verdana" style:font-name-asian="Verdana" style:font-name-complex="Verdana"/>
    </style:style>
    <style:style style:name="T33_6" style:family="text">
      <style:text-properties style:font-name="Verdana" style:font-name-asian="Verdana" style:font-name-complex="Verdana"/>
    </style:style>
    <style:style style:name="T33_7" style:family="text">
      <style:text-properties style:font-name="Verdana" style:font-name-asian="Verdana" style:font-name-complex="Verdana"/>
    </style:style>
    <style:style style:name="T33_8" style:family="text">
      <style:text-properties style:font-name="Verdana" style:font-name-asian="Verdana" style:font-name-complex="Verdana"/>
    </style:style>
    <style:style style:name="T33_9" style:family="text">
      <style:text-properties style:font-name="Verdana" style:font-name-asian="Verdana" style:font-name-complex="Verdana"/>
    </style:style>
    <style:style style:name="P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4_1" style:family="text">
      <style:text-properties style:font-name="Verdana" style:font-name-asian="Verdana" style:font-name-complex="Verdana"/>
    </style:style>
    <style:style style:name="T34_2" style:family="text">
      <style:text-properties style:font-name="Verdana" style:font-name-asian="Verdana" style:font-name-complex="Verdana"/>
    </style:style>
    <style:style style:name="T34_3" style:family="text">
      <style:text-properties style:font-name="Verdana" style:font-name-asian="Verdana" style:font-name-complex="Verdana"/>
    </style:style>
    <style:style style:name="T34_4" style:family="text">
      <style:text-properties style:font-name="Verdana" style:font-name-asian="Verdana" style:font-name-complex="Verdana"/>
    </style:style>
    <style:style style:name="T34_5" style:family="text">
      <style:text-properties style:font-name="Verdana" style:font-name-asian="Verdana" style:font-name-complex="Verdana"/>
    </style:style>
    <style:style style:name="T34_6" style:family="text">
      <style:text-properties style:font-name="Verdana" style:font-name-asian="Verdana" style:font-name-complex="Verdana"/>
    </style:style>
    <style:style style:name="T34_7" style:family="text">
      <style:text-properties style:font-name="Verdana" style:font-name-asian="Verdana" style:font-name-complex="Verdana"/>
    </style:style>
    <style:style style:name="T34_8" style:family="text">
      <style:text-properties style:font-name="Verdana" style:font-name-asian="Verdana" style:font-name-complex="Verdana"/>
    </style:style>
    <style:style style:name="T34_9" style:family="text">
      <style:text-properties style:font-name="Verdana" style:font-name-asian="Verdana" style:font-name-complex="Verdana"/>
    </style:style>
    <style:style style:name="P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_1" style:family="text">
      <style:text-properties style:font-name="Verdana" style:font-name-asian="Verdana" style:font-name-complex="Verdana"/>
    </style:style>
    <style:style style:name="T35_2" style:family="text">
      <style:text-properties style:font-name="Verdana" style:font-name-asian="Verdana" style:font-name-complex="Verdana"/>
    </style:style>
    <style:style style:name="T35_3" style:family="text">
      <style:text-properties style:font-name="Verdana" style:font-name-asian="Verdana" style:font-name-complex="Verdana"/>
    </style:style>
    <style:style style:name="T35_4" style:family="text">
      <style:text-properties style:font-name="Verdana" style:font-name-asian="Verdana" style:font-name-complex="Verdana"/>
    </style:style>
    <style:style style:name="T35_5" style:family="text">
      <style:text-properties style:font-name="Verdana" style:font-name-asian="Verdana" style:font-name-complex="Verdana"/>
    </style:style>
    <style:style style:name="T35_6" style:family="text">
      <style:text-properties style:font-name="Verdana" style:font-name-asian="Verdana" style:font-name-complex="Verdana"/>
    </style:style>
    <style:style style:name="T35_7" style:family="text">
      <style:text-properties style:font-name="Verdana" style:font-name-asian="Verdana" style:font-name-complex="Verdana"/>
    </style:style>
    <style:style style:name="T35_8" style:family="text">
      <style:text-properties style:font-name="Verdana" style:font-name-asian="Verdana" style:font-name-complex="Verdana"/>
    </style:style>
    <style:style style:name="T35_9" style:family="text">
      <style:text-properties style:font-name="Verdana" style:font-name-asian="Verdana" style:font-name-complex="Verdana"/>
    </style:style>
    <style:style style:name="T35_10" style:family="text">
      <style:text-properties style:font-name="Verdana" style:font-name-asian="Verdana" style:font-name-complex="Verdana"/>
    </style:style>
    <style:style style:name="T35_11" style:family="text">
      <style:text-properties style:font-name="Verdana" style:font-name-asian="Verdana" style:font-name-complex="Verdana"/>
    </style:style>
    <style:style style:name="T35_12" style:family="text">
      <style:text-properties style:font-name="Verdana" style:font-name-asian="Verdana" style:font-name-complex="Verdana"/>
    </style:style>
    <style:style style:name="T35_13" style:family="text">
      <style:text-properties style:font-name="Verdana" style:font-name-asian="Verdana" style:font-name-complex="Verdana"/>
    </style:style>
    <style:style style:name="T35_14" style:family="text">
      <style:text-properties style:font-name="Verdana" style:font-name-asian="Verdana" style:font-name-complex="Verdana"/>
    </style:style>
    <style:style style:name="T35_15" style:family="text">
      <style:text-properties style:font-name="Verdana" style:font-name-asian="Verdana" style:font-name-complex="Verdana"/>
    </style:style>
    <style:style style:name="T35_16" style:family="text">
      <style:text-properties style:font-name="Verdana" style:font-name-asian="Verdana" style:font-name-complex="Verdana"/>
    </style:style>
    <style:style style:name="T35_17" style:family="text">
      <style:text-properties style:font-name="Verdana" style:font-name-asian="Verdana" style:font-name-complex="Verdana"/>
    </style:style>
    <style:style style:name="T35_18" style:family="text">
      <style:text-properties style:font-name="Verdana" style:font-name-asian="Verdana" style:font-name-complex="Verdana"/>
    </style:style>
    <style:style style:name="T35_19" style:family="text">
      <style:text-properties style:font-name="Verdana" style:font-name-asian="Verdana" style:font-name-complex="Verdana"/>
    </style:style>
    <style:style style:name="T35_20" style:family="text">
      <style:text-properties style:font-name="Verdana" style:font-name-asian="Verdana" style:font-name-complex="Verdana"/>
    </style:style>
    <style:style style:name="T35_21" style:family="text">
      <style:text-properties style:font-name="Verdana" style:font-name-asian="Verdana" style:font-name-complex="Verdana"/>
    </style:style>
    <style:style style:name="T35_22" style:family="text">
      <style:text-properties style:font-name="Verdana" style:font-name-asian="Verdana" style:font-name-complex="Verdana"/>
    </style:style>
    <style:style style:name="T35_23" style:family="text">
      <style:text-properties style:font-name="Verdana" style:font-name-asian="Verdana" style:font-name-complex="Verdana"/>
    </style:style>
    <style:style style:name="T35_24" style:family="text">
      <style:text-properties style:font-name="Verdana" style:font-name-asian="Verdana" style:font-name-complex="Verdana"/>
    </style:style>
    <style:style style:name="T35_25" style:family="text">
      <style:text-properties style:font-name="Verdana" style:font-name-asian="Verdana" style:font-name-complex="Verdana"/>
    </style:style>
    <style:style style:name="T35_26" style:family="text">
      <style:text-properties style:font-name="Verdana" style:font-name-asian="Verdana" style:font-name-complex="Verdana"/>
    </style:style>
    <style:style style:name="T35_27" style:family="text">
      <style:text-properties style:font-name="Verdana" style:font-name-asian="Verdana" style:font-name-complex="Verdana"/>
    </style:style>
    <style:style style:name="P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_1" style:family="text">
      <style:text-properties style:font-name="Verdana" style:font-name-asian="Verdana" style:font-name-complex="Verdana"/>
    </style:style>
    <style:style style:name="T36_2" style:family="text">
      <style:text-properties style:font-name="Verdana" style:font-name-asian="Verdana" style:font-name-complex="Verdana"/>
    </style:style>
    <style:style style:name="T36_3" style:family="text">
      <style:text-properties style:font-name="Verdana" style:font-name-asian="Verdana" style:font-name-complex="Verdana"/>
    </style:style>
    <style:style style:name="T36_4" style:family="text">
      <style:text-properties style:font-name="Verdana" style:font-name-asian="Verdana" style:font-name-complex="Verdana"/>
    </style:style>
    <style:style style:name="T36_5" style:family="text">
      <style:text-properties style:font-name="Verdana" style:font-name-asian="Verdana" style:font-name-complex="Verdana"/>
    </style:style>
    <style:style style:name="T36_6" style:family="text">
      <style:text-properties style:font-name="Verdana" style:font-name-asian="Verdana" style:font-name-complex="Verdana"/>
    </style:style>
    <style:style style:name="T36_7" style:family="text">
      <style:text-properties style:font-name="Verdana" style:font-name-asian="Verdana" style:font-name-complex="Verdana"/>
    </style:style>
    <style:style style:name="T36_8" style:family="text">
      <style:text-properties style:font-name="Verdana" style:font-name-asian="Verdana" style:font-name-complex="Verdana"/>
    </style:style>
    <style:style style:name="T36_9" style:family="text">
      <style:text-properties style:font-name="Verdana" style:font-name-asian="Verdana" style:font-name-complex="Verdana"/>
    </style:style>
    <style:style style:name="T36_10" style:family="text">
      <style:text-properties style:font-name="Verdana" style:font-name-asian="Verdana" style:font-name-complex="Verdana"/>
    </style:style>
    <style:style style:name="T36_11" style:family="text">
      <style:text-properties style:font-name="Verdana" style:font-name-asian="Verdana" style:font-name-complex="Verdana"/>
    </style:style>
    <style:style style:name="T36_12" style:family="text">
      <style:text-properties style:font-name="Verdana" style:font-name-asian="Verdana" style:font-name-complex="Verdana"/>
    </style:style>
    <style:style style:name="T36_13" style:family="text">
      <style:text-properties style:font-name="Verdana" style:font-name-asian="Verdana" style:font-name-complex="Verdana"/>
    </style:style>
    <style:style style:name="T36_14" style:family="text">
      <style:text-properties style:font-name="Verdana" style:font-name-asian="Verdana" style:font-name-complex="Verdana"/>
    </style:style>
    <style:style style:name="T36_15" style:family="text">
      <style:text-properties style:font-name="Verdana" style:font-name-asian="Verdana" style:font-name-complex="Verdana"/>
    </style:style>
    <style:style style:name="T36_16" style:family="text">
      <style:text-properties style:font-name="Verdana" style:font-name-asian="Verdana" style:font-name-complex="Verdana"/>
    </style:style>
    <style:style style:name="T36_17" style:family="text">
      <style:text-properties style:font-name="Verdana" style:font-name-asian="Verdana" style:font-name-complex="Verdana"/>
    </style:style>
    <style:style style:name="T36_18" style:family="text">
      <style:text-properties style:font-name="Verdana" style:font-name-asian="Verdana" style:font-name-complex="Verdana"/>
    </style:style>
    <style:style style:name="P37" style:family="paragraph" style:parent-style-name="Standard">
      <style:paragraph-properties fo:break-before="auto" fo:line-height="100%" fo:margin-top="0cm" fo:margin-right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>
      <style:text-properties fo:font-weight="bold" style:font-weight-asian="bold" style:font-weight-complex="bold"/>
    </style:style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>
      <style:text-properties fo:font-weight="bold" style:font-weight-asian="bold" style:font-weight-complex="bold"/>
    </style:style>
    <style:style style:name="T37_19" style:family="text">
      <style:text-properties fo:font-weight="bold" style:font-weight-asian="bold" style:font-weight-complex="bold"/>
    </style:style>
    <style:style style:name="T37_20" style:family="text">
      <style:text-properties fo:font-weight="bold" style:font-weight-asian="bold" style:font-weight-complex="bold"/>
    </style:style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>
      <style:text-properties fo:font-weight="bold" style:font-weight-asian="bold" style:font-weight-complex="bold"/>
    </style:style>
    <style:style style:name="T37_25" style:family="text">
      <style:text-properties fo:font-weight="bold" style:font-weight-asian="bold" style:font-weight-complex="bold"/>
    </style:style>
    <style:style style:name="T37_26" style:family="text">
      <style:text-properties fo:font-weight="bold" style:font-weight-asian="bold" style:font-weight-complex="bold"/>
    </style:style>
    <style:style style:name="T37_27" style:family="text">
      <style:text-properties fo:font-weight="bold" style:font-weight-asian="bold" style:font-weight-complex="bold"/>
    </style:style>
    <style:style style:name="T37_28" style:family="text">
      <style:text-properties fo:font-weight="bold" style:font-weight-asian="bold" style:font-weight-complex="bold"/>
    </style:style>
    <style:style style:name="T37_29" style:family="text">
      <style:text-properties fo:font-weight="bold" style:font-weight-asian="bold" style:font-weight-complex="bold"/>
    </style:style>
    <style:style style:name="T37_30" style:family="text">
      <style:text-properties fo:font-weight="bold" style:font-weight-asian="bold" style:font-weight-complex="bold"/>
    </style:style>
    <style:style style:name="T37_31" style:family="text">
      <style:text-properties fo:font-weight="bold" style:font-weight-asian="bold" style:font-weight-complex="bold"/>
    </style:style>
    <style:style style:name="T37_32" style:family="text">
      <style:text-properties fo:font-weight="bold" style:font-weight-asian="bold" style:font-weight-complex="bold"/>
    </style:style>
    <style:style style:name="T37_33" style:family="text">
      <style:text-properties fo:font-weight="bold" style:font-weight-asian="bold" style:font-weight-complex="bold"/>
    </style:style>
    <style:style style:name="T37_34" style:family="text">
      <style:text-properties fo:font-weight="bold" style:font-weight-asian="bold" style:font-weight-complex="bold"/>
    </style:style>
    <style:style style:name="T37_35" style:family="text">
      <style:text-properties fo:font-weight="bold" style:font-weight-asian="bold" style:font-weight-complex="bold"/>
    </style:style>
    <style:style style:name="T37_36" style:family="text">
      <style:text-properties fo:font-weight="bold" style:font-weight-asian="bold" style:font-weight-complex="bold"/>
    </style:style>
    <style:style style:name="T37_37" style:family="text">
      <style:text-properties fo:font-weight="bold" style:font-weight-asian="bold" style:font-weight-complex="bold"/>
    </style:style>
    <style:style style:name="T37_38" style:family="text">
      <style:text-properties fo:font-weight="bold" style:font-weight-asian="bold" style:font-weight-complex="bold"/>
    </style:style>
    <style:style style:name="T37_39" style:family="text">
      <style:text-properties fo:font-weight="bold" style:font-weight-asian="bold" style:font-weight-complex="bold"/>
    </style:style>
    <style:style style:name="T37_40" style:family="text">
      <style:text-properties fo:font-weight="bold" style:font-weight-asian="bold" style:font-weight-complex="bold"/>
    </style:style>
    <style:style style:name="T37_41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fo:margin-top="0cm" fo:margin-right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/>
    <style:style style:name="T38_5" style:family="text"/>
    <style:style style:name="T38_6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/>
    <style:style style:name="T38_22" style:family="text"/>
    <style:style style:name="T38_23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P39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1_1" style:family="text">
      <style:text-properties fo:font-size="14pt" style:font-size-asian="14pt" style:font-size-complex="14pt" fo:font-weight="bold" style:font-weight-asian="bold" style:font-weight-complex="bold"/>
    </style:style>
    <style:style style:name="T41_2" style:family="text">
      <style:text-properties fo:font-size="14pt" style:font-size-asian="14pt" style:font-size-complex="14pt" fo:font-weight="bold" style:font-weight-asian="bold" style:font-weight-complex="bold"/>
    </style:style>
    <style:style style:name="T41_3" style:family="text"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fo:margin-top="0cm" fo:margin-right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T43_14" style:family="text">
      <style:text-properties fo:font-weight="bold" style:font-weight-asian="bold" style:font-weight-complex="bold"/>
    </style:style>
    <style:style style:name="T43_15" style:family="text">
      <style:text-properties fo:font-weight="bold" style:font-weight-asian="bold" style:font-weight-complex="bold"/>
    </style:style>
    <style:style style:name="T43_16" style:family="text">
      <style:text-properties fo:font-weight="bold" style:font-weight-asian="bold" style:font-weight-complex="bold"/>
    </style:style>
    <style:style style:name="T43_17" style:family="text">
      <style:text-properties fo:font-weight="bold" style:font-weight-asian="bold" style:font-weight-complex="bold"/>
    </style:style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Heading_20_2">
      <style:paragraph-properties fo:break-before="auto" fo:line-height="100%" style:writing-mode="lr-tb"/>
    </style:style>
    <style:style style:name="T45_1" style:family="text"/>
    <style:style style:name="P46" style:family="paragraph" style:parent-style-name="Standard">
      <style:paragraph-properties fo:break-before="auto" fo:line-height="100%" fo:margin-top="0cm" fo:margin-right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T46_13" style:family="text">
      <style:text-properties fo:font-weight="bold" style:font-weight-asian="bold" style:font-weight-complex="bold"/>
    </style:style>
    <style:style style:name="T46_14" style:family="text">
      <style:text-properties fo:font-weight="bold" style:font-weight-asian="bold" style:font-weight-complex="bold"/>
    </style:style>
    <style:style style:name="T46_15" style:family="text">
      <style:text-properties fo:font-weight="bold" style:font-weight-asian="bold" style:font-weight-complex="bold"/>
    </style:style>
    <style:style style:name="T46_16" style:family="text">
      <style:text-properties fo:font-weight="bold" style:font-weight-asian="bold" style:font-weight-complex="bold"/>
    </style:style>
    <style:style style:name="T46_17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fo:margin-top="0cm" fo:margin-right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fo:margin-top="0cm" fo:margin-right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T48_9" style:family="text">
      <style:text-properties fo:font-weight="bold" style:font-weight-asian="bold" style:font-weight-complex="bold"/>
    </style:style>
    <style:style style:name="T48_10" style:family="text">
      <style:text-properties fo:font-weight="bold" style:font-weight-asian="bold" style:font-weight-complex="bold"/>
    </style:style>
    <style:style style:name="T48_11" style:family="text">
      <style:text-properties fo:font-weight="bold" style:font-weight-asian="bold" style:font-weight-complex="bold"/>
    </style:style>
    <style:style style:name="T48_12" style:family="text">
      <style:text-properties fo:font-weight="bold" style:font-weight-asian="bold" style:font-weight-complex="bold"/>
    </style:style>
    <style:style style:name="T48_13" style:family="text">
      <style:text-properties fo:font-weight="bold" style:font-weight-asian="bold" style:font-weight-complex="bold"/>
    </style:style>
    <style:style style:name="T48_14" style:family="text">
      <style:text-properties fo:font-weight="bold" style:font-weight-asian="bold" style:font-weight-complex="bold"/>
    </style:style>
    <style:style style:name="T48_15" style:family="text">
      <style:text-properties fo:font-weight="bold" style:font-weight-asian="bold" style:font-weight-complex="bold"/>
    </style:style>
    <style:style style:name="T48_16" style:family="text">
      <style:text-properties fo:font-weight="bold" style:font-weight-asian="bold" style:font-weight-complex="bold"/>
    </style:style>
    <style:style style:name="T48_17" style:family="text">
      <style:text-properties fo:font-weight="bold" style:font-weight-asian="bold" style:font-weight-complex="bold"/>
    </style:style>
    <style:style style:name="T48_18" style:family="text">
      <style:text-properties fo:font-weight="bold" style:font-weight-asian="bold" style:font-weight-complex="bold"/>
    </style:style>
    <style:style style:name="T48_19" style:family="text">
      <style:text-properties fo:font-weight="bold" style:font-weight-asian="bold" style:font-weight-complex="bold"/>
    </style:style>
    <style:style style:name="T48_20" style:family="text">
      <style:text-properties fo:font-weight="bold" style:font-weight-asian="bold" style:font-weight-complex="bold"/>
    </style:style>
    <style:style style:name="T48_21" style:family="text">
      <style:text-properties fo:font-weight="bold" style:font-weight-asian="bold" style:font-weight-complex="bold"/>
    </style:style>
    <style:style style:name="T48_22" style:family="text">
      <style:text-properties fo:font-weight="bold" style:font-weight-asian="bold" style:font-weight-complex="bold"/>
    </style:style>
    <style:style style:name="T48_23" style:family="text">
      <style:text-properties fo:font-weight="bold" style:font-weight-asian="bold" style:font-weight-complex="bold"/>
    </style:style>
    <style:style style:name="T48_24" style:family="text">
      <style:text-properties fo:font-weight="bold" style:font-weight-asian="bold" style:font-weight-complex="bold"/>
    </style:style>
    <style:style style:name="T48_25" style:family="text">
      <style:text-properties fo:font-weight="bold" style:font-weight-asian="bold" style:font-weight-complex="bold"/>
    </style:style>
    <style:style style:name="T48_26" style:family="text"/>
    <style:style style:name="T48_27" style:family="text"/>
    <style:style style:name="T48_28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/>
    <style:style style:name="T48_3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/>
    <style:style style:name="T48_3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/>
    <style:style style:name="T48_39" style:family="text"/>
    <style:style style:name="T48_4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6" style:family="text"/>
    <style:style style:name="T48_4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8" style:family="text"/>
    <style:style style:name="P49" style:family="paragraph" style:parent-style-name="Standard">
      <style:paragraph-properties fo:break-before="auto" fo:line-height="100%" fo:margin-top="0cm" fo:margin-right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>
      <style:text-properties fo:font-weight="bold" style:font-weight-asian="bold" style:font-weight-complex="bold"/>
    </style:style>
    <style:style style:name="T49_12" style:family="text">
      <style:text-properties fo:font-weight="bold" style:font-weight-asian="bold" style:font-weight-complex="bold"/>
    </style:style>
    <style:style style:name="T49_13" style:family="text">
      <style:text-properties fo:font-weight="bold" style:font-weight-asian="bold" style:font-weight-complex="bold"/>
    </style:style>
    <style:style style:name="T49_14" style:family="text">
      <style:text-properties fo:font-weight="bold" style:font-weight-asian="bold" style:font-weight-complex="bold"/>
    </style:style>
    <style:style style:name="T49_15" style:family="text">
      <style:text-properties fo:font-weight="bold" style:font-weight-asian="bold" style:font-weight-complex="bold"/>
    </style:style>
    <style:style style:name="T49_16" style:family="text">
      <style:text-properties fo:font-weight="bold" style:font-weight-asian="bold" style:font-weight-complex="bold"/>
    </style:style>
    <style:style style:name="T49_17" style:family="text">
      <style:text-properties fo:font-weight="bold" style:font-weight-asian="bold" style:font-weight-complex="bold"/>
    </style:style>
    <style:style style:name="T49_18" style:family="text">
      <style:text-properties fo:font-weight="bold" style:font-weight-asian="bold" style:font-weight-complex="bold"/>
    </style:style>
    <style:style style:name="T49_19" style:family="text">
      <style:text-properties fo:font-weight="bold" style:font-weight-asian="bold" style:font-weight-complex="bold"/>
    </style:style>
    <style:style style:name="T49_20" style:family="text">
      <style:text-properties fo:font-weight="bold" style:font-weight-asian="bold" style:font-weight-complex="bold"/>
    </style:style>
    <style:style style:name="T49_21" style:family="text">
      <style:text-properties fo:font-weight="bold" style:font-weight-asian="bold" style:font-weight-complex="bold"/>
    </style:style>
    <style:style style:name="T49_22" style:family="text">
      <style:text-properties fo:font-weight="bold" style:font-weight-asian="bold" style:font-weight-complex="bold"/>
    </style:style>
    <style:style style:name="T49_23" style:family="text">
      <style:text-properties fo:font-weight="bold" style:font-weight-asian="bold" style:font-weight-complex="bold"/>
    </style:style>
    <style:style style:name="T49_24" style:family="text">
      <style:text-properties fo:font-weight="bold" style:font-weight-asian="bold" style:font-weight-complex="bold"/>
    </style:style>
    <style:style style:name="T49_25" style:family="text">
      <style:text-properties fo:font-weight="bold" style:font-weight-asian="bold" style:font-weight-complex="bold"/>
    </style:style>
    <style:style style:name="T49_26" style:family="text">
      <style:text-properties fo:font-weight="bold" style:font-weight-asian="bold" style:font-weight-complex="bold"/>
    </style:style>
    <style:style style:name="T49_27" style:family="text">
      <style:text-properties fo:font-weight="bold" style:font-weight-asian="bold" style:font-weight-complex="bold"/>
    </style:style>
    <style:style style:name="T49_28" style:family="text">
      <style:text-properties fo:font-weight="bold" style:font-weight-asian="bold" style:font-weight-complex="bold"/>
    </style:style>
    <style:style style:name="T49_29" style:family="text">
      <style:text-properties fo:font-weight="bold" style:font-weight-asian="bold" style:font-weight-complex="bold"/>
    </style:style>
    <style:style style:name="T49_30" style:family="text">
      <style:text-properties fo:font-weight="bold" style:font-weight-asian="bold" style:font-weight-complex="bold"/>
    </style:style>
    <style:style style:name="T49_31" style:family="text">
      <style:text-properties fo:font-weight="bold" style:font-weight-asian="bold" style:font-weight-complex="bold"/>
    </style:style>
    <style:style style:name="T49_32" style:family="text">
      <style:text-properties fo:font-weight="bold" style:font-weight-asian="bold" style:font-weight-complex="bold"/>
    </style:style>
    <style:style style:name="T49_33" style:family="text">
      <style:text-properties fo:font-weight="bold" style:font-weight-asian="bold" style:font-weight-complex="bold"/>
    </style:style>
    <style:style style:name="T49_34" style:family="text">
      <style:text-properties fo:font-weight="bold" style:font-weight-asian="bold" style:font-weight-complex="bold"/>
    </style:style>
    <style:style style:name="T49_35" style:family="text">
      <style:text-properties fo:font-weight="bold" style:font-weight-asian="bold" style:font-weight-complex="bold"/>
    </style:style>
    <style:style style:name="T49_36" style:family="text">
      <style:text-properties fo:font-weight="bold" style:font-weight-asian="bold" style:font-weight-complex="bold"/>
    </style:style>
    <style:style style:name="T49_37" style:family="text">
      <style:text-properties fo:font-weight="bold" style:font-weight-asian="bold" style:font-weight-complex="bold"/>
    </style:style>
    <style:style style:name="T49_38" style:family="text">
      <style:text-properties fo:font-weight="bold" style:font-weight-asian="bold" style:font-weight-complex="bold"/>
    </style:style>
    <style:style style:name="T49_39" style:family="text">
      <style:text-properties fo:font-weight="bold" style:font-weight-asian="bold" style:font-weight-complex="bold"/>
    </style:style>
    <style:style style:name="T49_40" style:family="text">
      <style:text-properties fo:font-weight="bold" style:font-weight-asian="bold" style:font-weight-complex="bold"/>
    </style:style>
    <style:style style:name="T49_41" style:family="text">
      <style:text-properties fo:font-weight="bold" style:font-weight-asian="bold" style:font-weight-complex="bold"/>
    </style:style>
    <style:style style:name="T49_42" style:family="text">
      <style:text-properties fo:font-weight="bold" style:font-weight-asian="bold" style:font-weight-complex="bold"/>
    </style:style>
    <style:style style:name="T49_43" style:family="text">
      <style:text-properties fo:font-weight="bold" style:font-weight-asian="bold" style:font-weight-complex="bold"/>
    </style:style>
    <style:style style:name="T49_44" style:family="text">
      <style:text-properties fo:font-weight="bold" style:font-weight-asian="bold" style:font-weight-complex="bold"/>
    </style:style>
    <style:style style:name="T49_45" style:family="text">
      <style:text-properties fo:font-weight="bold" style:font-weight-asian="bold" style:font-weight-complex="bold"/>
    </style:style>
    <style:style style:name="T49_46" style:family="text">
      <style:text-properties fo:font-weight="bold" style:font-weight-asian="bold" style:font-weight-complex="bold"/>
    </style:style>
    <style:style style:name="T49_47" style:family="text">
      <style:text-properties fo:font-weight="bold" style:font-weight-asian="bold" style:font-weight-complex="bold"/>
    </style:style>
    <style:style style:name="T49_48" style:family="text">
      <style:text-properties fo:font-weight="bold" style:font-weight-asian="bold" style:font-weight-complex="bold"/>
    </style:style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P50" style:family="paragraph" style:parent-style-name="Standard">
      <style:paragraph-properties fo:break-before="auto" fo:line-height="100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P56" style:family="paragraph" style:parent-style-name="Standard">
      <style:paragraph-properties fo:break-before="auto" fo:line-height="100%" fo:margin-top="0cm" fo:margin-right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T57_8" style:family="text">
      <style:text-properties fo:font-weight="bold" style:font-weight-asian="bold" style:font-weight-complex="bold"/>
    </style:style>
    <style:style style:name="T57_9" style:family="text">
      <style:text-properties fo:font-weight="bold" style:font-weight-asian="bold" style:font-weight-complex="bold"/>
    </style:style>
    <style:style style:name="T57_10" style:family="text">
      <style:text-properties fo:font-weight="bold" style:font-weight-asian="bold" style:font-weight-complex="bold"/>
    </style:style>
    <style:style style:name="T57_11" style:family="text">
      <style:text-properties fo:font-weight="bold" style:font-weight-asian="bold" style:font-weight-complex="bold"/>
    </style:style>
    <style:style style:name="T57_12" style:family="text">
      <style:text-properties fo:font-weight="bold" style:font-weight-asian="bold" style:font-weight-complex="bold"/>
    </style:style>
    <style:style style:name="T57_13" style:family="text"/>
    <style:style style:name="T57_14" style:family="text"/>
    <style:style style:name="T57_1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/>
    <style:style style:name="T57_30" style:family="text"/>
    <style:style style:name="T57_31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P58" style:family="paragraph" style:parent-style-name="Heading_20_2">
      <style:paragraph-properties fo:break-before="auto" fo:line-height="100%" style:writing-mode="lr-tb"/>
    </style:style>
    <style:style style:name="T58_1" style:family="text"/>
    <style:style style:name="P59" style:family="paragraph" style:parent-style-name="Standard">
      <style:paragraph-properties fo:break-before="auto" fo:line-height="100%" fo:margin-top="0cm" fo:margin-right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T59_7" style:family="text">
      <style:text-properties fo:font-weight="bold" style:font-weight-asian="bold" style:font-weight-complex="bold"/>
    </style:style>
    <style:style style:name="T59_8" style:family="text">
      <style:text-properties fo:font-weight="bold" style:font-weight-asian="bold" style:font-weight-complex="bold"/>
    </style:style>
    <style:style style:name="T59_9" style:family="text">
      <style:text-properties fo:font-weight="bold" style:font-weight-asian="bold" style:font-weight-complex="bold"/>
    </style:style>
    <style:style style:name="T59_10" style:family="text">
      <style:text-properties fo:font-weight="bold" style:font-weight-asian="bold" style:font-weight-complex="bold"/>
    </style:style>
    <style:style style:name="T59_11" style:family="text">
      <style:text-properties fo:font-weight="bold" style:font-weight-asian="bold" style:font-weight-complex="bold"/>
    </style:style>
    <style:style style:name="T59_12" style:family="text">
      <style:text-properties fo:font-weight="bold" style:font-weight-asian="bold" style:font-weight-complex="bold"/>
    </style:style>
    <style:style style:name="T59_13" style:family="text">
      <style:text-properties fo:font-weight="bold" style:font-weight-asian="bold" style:font-weight-complex="bold"/>
    </style:style>
    <style:style style:name="T59_14" style:family="text">
      <style:text-properties fo:font-weight="bold" style:font-weight-asian="bold" style:font-weight-complex="bold"/>
    </style:style>
    <style:style style:name="T59_15" style:family="text">
      <style:text-properties fo:font-weight="bold" style:font-weight-asian="bold" style:font-weight-complex="bold"/>
    </style:style>
    <style:style style:name="T59_16" style:family="text">
      <style:text-properties fo:font-weight="bold" style:font-weight-asian="bold" style:font-weight-complex="bold"/>
    </style:style>
    <style:style style:name="T59_17" style:family="text">
      <style:text-properties fo:font-weight="bold" style:font-weight-asian="bold" style:font-weight-complex="bold"/>
    </style:style>
    <style:style style:name="T59_18" style:family="text">
      <style:text-properties fo:font-weight="bold" style:font-weight-asian="bold" style:font-weight-complex="bold"/>
    </style:style>
    <style:style style:name="T59_19" style:family="text">
      <style:text-properties fo:font-weight="bold" style:font-weight-asian="bold" style:font-weight-complex="bold"/>
    </style:style>
    <style:style style:name="T59_20" style:family="text">
      <style:text-properties fo:font-weight="bold" style:font-weight-asian="bold" style:font-weight-complex="bold"/>
    </style:style>
    <style:style style:name="T59_21" style:family="text">
      <style:text-properties fo:font-weight="bold" style:font-weight-asian="bold" style:font-weight-complex="bold"/>
    </style:style>
    <style:style style:name="T59_22" style:family="text">
      <style:text-properties fo:font-weight="bold" style:font-weight-asian="bold" style:font-weight-complex="bold"/>
    </style:style>
    <style:style style:name="T59_23" style:family="text">
      <style:text-properties fo:font-weight="bold" style:font-weight-asian="bold" style:font-weight-complex="bold"/>
    </style:style>
    <style:style style:name="T59_24" style:family="text">
      <style:text-properties fo:font-weight="bold" style:font-weight-asian="bold" style:font-weight-complex="bold"/>
    </style:style>
    <style:style style:name="T59_25" style:family="text">
      <style:text-properties fo:font-weight="bold" style:font-weight-asian="bold" style:font-weight-complex="bold"/>
    </style:style>
    <style:style style:name="T59_26" style:family="text">
      <style:text-properties fo:font-weight="bold" style:font-weight-asian="bold" style:font-weight-complex="bold"/>
    </style:style>
    <style:style style:name="T59_27" style:family="text">
      <style:text-properties fo:font-weight="bold" style:font-weight-asian="bold" style:font-weight-complex="bold"/>
    </style:style>
    <style:style style:name="T59_28" style:family="text">
      <style:text-properties fo:font-weight="bold" style:font-weight-asian="bold" style:font-weight-complex="bold"/>
    </style:style>
    <style:style style:name="T59_29" style:family="text">
      <style:text-properties fo:font-weight="bold" style:font-weight-asian="bold" style:font-weight-complex="bold"/>
    </style:style>
    <style:style style:name="T59_30" style:family="text">
      <style:text-properties fo:font-weight="bold" style:font-weight-asian="bold" style:font-weight-complex="bold"/>
    </style:style>
    <style:style style:name="T59_31" style:family="text">
      <style:text-properties fo:font-weight="bold" style:font-weight-asian="bold" style:font-weight-complex="bold"/>
    </style:style>
    <style:style style:name="T59_32" style:family="text">
      <style:text-properties fo:font-weight="bold" style:font-weight-asian="bold" style:font-weight-complex="bold"/>
    </style:style>
    <style:style style:name="T59_33" style:family="text">
      <style:text-properties fo:font-weight="bold" style:font-weight-asian="bold" style:font-weight-complex="bold"/>
    </style:style>
    <style:style style:name="T59_34" style:family="text">
      <style:text-properties fo:font-weight="bold" style:font-weight-asian="bold" style:font-weight-complex="bold"/>
    </style:style>
    <style:style style:name="T59_35" style:family="text">
      <style:text-properties fo:font-weight="bold" style:font-weight-asian="bold" style:font-weight-complex="bold"/>
    </style:style>
    <style:style style:name="T59_36" style:family="text">
      <style:text-properties fo:font-weight="bold" style:font-weight-asian="bold" style:font-weight-complex="bold"/>
    </style:style>
    <style:style style:name="T59_37" style:family="text">
      <style:text-properties fo:font-weight="bold" style:font-weight-asian="bold" style:font-weight-complex="bold"/>
    </style:style>
    <style:style style:name="T59_38" style:family="text"/>
    <style:style style:name="T59_39" style:family="text"/>
    <style:style style:name="T59_4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/>
    <style:style style:name="T59_4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/>
    <style:style style:name="T59_49" style:family="text"/>
    <style:style style:name="T59_5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/>
    <style:style style:name="T59_5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/>
    <style:style style:name="P60" style:family="paragraph" style:parent-style-name="Standard">
      <style:paragraph-properties fo:break-before="auto" fo:line-height="100%" fo:margin-top="0cm" fo:margin-right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T60_11" style:family="text">
      <style:text-properties fo:font-weight="bold" style:font-weight-asian="bold" style:font-weight-complex="bold"/>
    </style:style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T60_15" style:family="text">
      <style:text-properties fo:font-weight="bold" style:font-weight-asian="bold" style:font-weight-complex="bold"/>
    </style:style>
    <style:style style:name="T60_16" style:family="text">
      <style:text-properties fo:font-weight="bold" style:font-weight-asian="bold" style:font-weight-complex="bold"/>
    </style:style>
    <style:style style:name="T60_17" style:family="text">
      <style:text-properties fo:font-weight="bold" style:font-weight-asian="bold" style:font-weight-complex="bold"/>
    </style:style>
    <style:style style:name="T60_18" style:family="text">
      <style:text-properties fo:font-weight="bold" style:font-weight-asian="bold" style:font-weight-complex="bold"/>
    </style:style>
    <style:style style:name="T60_19" style:family="text">
      <style:text-properties fo:font-weight="bold" style:font-weight-asian="bold" style:font-weight-complex="bold"/>
    </style:style>
    <style:style style:name="T60_20" style:family="text">
      <style:text-properties fo:font-weight="bold" style:font-weight-asian="bold" style:font-weight-complex="bold"/>
    </style:style>
    <style:style style:name="T60_21" style:family="text">
      <style:text-properties fo:font-weight="bold" style:font-weight-asian="bold" style:font-weight-complex="bold"/>
    </style:style>
    <style:style style:name="T60_22" style:family="text">
      <style:text-properties fo:font-weight="bold" style:font-weight-asian="bold" style:font-weight-complex="bold"/>
    </style:style>
    <style:style style:name="T60_23" style:family="text">
      <style:text-properties fo:font-weight="bold" style:font-weight-asian="bold" style:font-weight-complex="bold"/>
    </style:style>
    <style:style style:name="T60_24" style:family="text">
      <style:text-properties fo:font-weight="bold" style:font-weight-asian="bold" style:font-weight-complex="bold"/>
    </style:style>
    <style:style style:name="T60_25" style:family="text">
      <style:text-properties fo:font-weight="bold" style:font-weight-asian="bold" style:font-weight-complex="bold"/>
    </style:style>
    <style:style style:name="T60_26" style:family="text">
      <style:text-properties fo:font-weight="bold" style:font-weight-asian="bold" style:font-weight-complex="bold"/>
    </style:style>
    <style:style style:name="T60_27" style:family="text">
      <style:text-properties fo:font-weight="bold" style:font-weight-asian="bold" style:font-weight-complex="bold"/>
    </style:style>
    <style:style style:name="T60_28" style:family="text"/>
    <style:style style:name="T60_29" style:family="text"/>
    <style:style style:name="T60_3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3" style:family="text"/>
    <style:style style:name="T60_44" style:family="text"/>
    <style:style style:name="T60_4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3" style:family="text"/>
    <style:style style:name="T60_64" style:family="text"/>
    <style:style style:name="T60_6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3" style:family="text"/>
    <style:style style:name="T60_74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1" style:family="text"/>
    <style:style style:name="P61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T61_13" style:family="text">
      <style:text-properties fo:font-weight="bold" style:font-weight-asian="bold" style:font-weight-complex="bold"/>
    </style:style>
    <style:style style:name="T61_14" style:family="text">
      <style:text-properties fo:font-weight="bold" style:font-weight-asian="bold" style:font-weight-complex="bold"/>
    </style:style>
    <style:style style:name="T61_15" style:family="text">
      <style:text-properties fo:font-weight="bold" style:font-weight-asian="bold" style:font-weight-complex="bold"/>
    </style:style>
    <style:style style:name="T61_16" style:family="text">
      <style:text-properties fo:font-weight="bold" style:font-weight-asian="bold" style:font-weight-complex="bold"/>
    </style:style>
    <style:style style:name="T61_17" style:family="text">
      <style:text-properties fo:font-weight="bold" style:font-weight-asian="bold" style:font-weight-complex="bold"/>
    </style:style>
    <style:style style:name="T61_18" style:family="text">
      <style:text-properties fo:font-weight="bold" style:font-weight-asian="bold" style:font-weight-complex="bold"/>
    </style:style>
    <style:style style:name="T61_19" style:family="text">
      <style:text-properties fo:font-weight="bold" style:font-weight-asian="bold" style:font-weight-complex="bold"/>
    </style:style>
    <style:style style:name="T61_20" style:family="text">
      <style:text-properties fo:font-weight="bold" style:font-weight-asian="bold" style:font-weight-complex="bold"/>
    </style:style>
    <style:style style:name="T61_21" style:family="text">
      <style:text-properties fo:font-weight="bold" style:font-weight-asian="bold" style:font-weight-complex="bold"/>
    </style:style>
    <style:style style:name="T61_22" style:family="text">
      <style:text-properties fo:font-weight="bold" style:font-weight-asian="bold" style:font-weight-complex="bold"/>
    </style:style>
    <style:style style:name="T61_23" style:family="text">
      <style:text-properties fo:font-weight="bold" style:font-weight-asian="bold" style:font-weight-complex="bold"/>
    </style:style>
    <style:style style:name="T61_24" style:family="text"/>
    <style:style style:name="T61_25" style:family="text"/>
    <style:style style:name="T61_26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/>
    <style:style style:name="T61_33" style:family="text"/>
    <style:style style:name="T61_34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/>
    <style:style style:name="T61_36" style:family="text"/>
    <style:style style:name="T61_37" style:family="text"/>
    <style:style style:name="T61_38" style:family="text"/>
    <style:style style:name="P62" style:family="paragraph" style:parent-style-name="Heading_20_2">
      <style:paragraph-properties fo:break-before="auto" fo:line-height="100%" style:writing-mode="lr-tb"/>
    </style:style>
    <style:style style:name="T62_1" style:family="text"/>
    <style:style style:name="P63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/>
    <style:style style:name="T63_12" style:family="text"/>
    <style:style style:name="T63_13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/>
    <style:style style:name="T63_24" style:family="text"/>
    <style:style style:name="T63_2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/>
    <style:style style:name="T63_36" style:family="text"/>
    <style:style style:name="T63_3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4" style:family="text"/>
    <style:style style:name="T63_45" style:family="text"/>
    <style:style style:name="T63_46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P64" style:family="paragraph" style:parent-style-name="Heading_20_2">
      <style:paragraph-properties fo:break-before="auto" fo:line-height="100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00%" fo:margin-top="0cm" fo:margin-right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T65_10" style:family="text">
      <style:text-properties fo:font-weight="bold" style:font-weight-asian="bold" style:font-weight-complex="bold"/>
    </style:style>
    <style:style style:name="T65_11" style:family="text">
      <style:text-properties fo:font-weight="bold" style:font-weight-asian="bold" style:font-weight-complex="bold"/>
    </style:style>
    <style:style style:name="T65_12" style:family="text">
      <style:text-properties fo:font-weight="bold" style:font-weight-asian="bold" style:font-weight-complex="bold"/>
    </style:style>
    <style:style style:name="T65_13" style:family="text">
      <style:text-properties fo:font-weight="bold" style:font-weight-asian="bold" style:font-weight-complex="bold"/>
    </style:style>
    <style:style style:name="T65_14" style:family="text">
      <style:text-properties fo:font-weight="bold" style:font-weight-asian="bold" style:font-weight-complex="bold"/>
    </style:style>
    <style:style style:name="T65_15" style:family="text">
      <style:text-properties fo:font-weight="bold" style:font-weight-asian="bold" style:font-weight-complex="bold"/>
    </style:style>
    <style:style style:name="T65_16" style:family="text">
      <style:text-properties fo:font-weight="bold" style:font-weight-asian="bold" style:font-weight-complex="bold"/>
    </style:style>
    <style:style style:name="T65_17" style:family="text">
      <style:text-properties fo:font-weight="bold" style:font-weight-asian="bold" style:font-weight-complex="bold"/>
    </style:style>
    <style:style style:name="T65_18" style:family="text">
      <style:text-properties fo:font-weight="bold" style:font-weight-asian="bold" style:font-weight-complex="bold"/>
    </style:style>
    <style:style style:name="T65_19" style:family="text">
      <style:text-properties fo:font-weight="bold" style:font-weight-asian="bold" style:font-weight-complex="bold"/>
    </style:style>
    <style:style style:name="T65_20" style:family="text">
      <style:text-properties fo:font-weight="bold" style:font-weight-asian="bold" style:font-weight-complex="bold"/>
    </style:style>
    <style:style style:name="T65_21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00%" fo:margin-top="0cm" fo:margin-right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T66_13" style:family="text">
      <style:text-properties fo:font-weight="bold" style:font-weight-asian="bold" style:font-weight-complex="bold"/>
    </style:style>
    <style:style style:name="T66_14" style:family="text">
      <style:text-properties fo:font-weight="bold" style:font-weight-asian="bold" style:font-weight-complex="bold"/>
    </style:style>
    <style:style style:name="T66_15" style:family="text">
      <style:text-properties fo:font-weight="bold" style:font-weight-asian="bold" style:font-weight-complex="bold"/>
    </style:style>
    <style:style style:name="T66_16" style:family="text">
      <style:text-properties fo:font-weight="bold" style:font-weight-asian="bold" style:font-weight-complex="bold"/>
    </style:style>
    <style:style style:name="T66_17" style:family="text">
      <style:text-properties fo:font-weight="bold" style:font-weight-asian="bold" style:font-weight-complex="bold"/>
    </style:style>
    <style:style style:name="T66_18" style:family="text">
      <style:text-properties fo:font-weight="bold" style:font-weight-asian="bold" style:font-weight-complex="bold"/>
    </style:style>
    <style:style style:name="T66_19" style:family="text">
      <style:text-properties fo:font-weight="bold" style:font-weight-asian="bold" style:font-weight-complex="bold"/>
    </style:style>
    <style:style style:name="T66_20" style:family="text">
      <style:text-properties fo:font-weight="bold" style:font-weight-asian="bold" style:font-weight-complex="bold"/>
    </style:style>
    <style:style style:name="T66_21" style:family="text">
      <style:text-properties fo:font-weight="bold" style:font-weight-asian="bold" style:font-weight-complex="bold"/>
    </style:style>
    <style:style style:name="T66_22" style:family="text">
      <style:text-properties fo:font-weight="bold" style:font-weight-asian="bold" style:font-weight-complex="bold"/>
    </style:style>
    <style:style style:name="T66_23" style:family="text">
      <style:text-properties fo:font-weight="bold" style:font-weight-asian="bold" style:font-weight-complex="bold"/>
    </style:style>
    <style:style style:name="T66_24" style:family="text">
      <style:text-properties fo:font-weight="bold" style:font-weight-asian="bold" style:font-weight-complex="bold"/>
    </style:style>
    <style:style style:name="T66_25" style:family="text">
      <style:text-properties fo:font-weight="bold" style:font-weight-asian="bold" style:font-weight-complex="bold"/>
    </style:style>
    <style:style style:name="T66_26" style:family="text">
      <style:text-properties fo:font-weight="bold" style:font-weight-asian="bold" style:font-weight-complex="bold"/>
    </style:style>
    <style:style style:name="T66_27" style:family="text">
      <style:text-properties fo:font-weight="bold" style:font-weight-asian="bold" style:font-weight-complex="bold"/>
    </style:style>
    <style:style style:name="T66_28" style:family="text">
      <style:text-properties fo:font-weight="bold" style:font-weight-asian="bold" style:font-weight-complex="bold"/>
    </style:style>
    <style:style style:name="T66_29" style:family="text">
      <style:text-properties fo:font-weight="bold" style:font-weight-asian="bold" style:font-weight-complex="bold"/>
    </style:style>
    <style:style style:name="T66_30" style:family="text">
      <style:text-properties fo:font-weight="bold" style:font-weight-asian="bold" style:font-weight-complex="bold"/>
    </style:style>
    <style:style style:name="T66_31" style:family="text">
      <style:text-properties fo:font-weight="bold" style:font-weight-asian="bold" style:font-weight-complex="bold"/>
    </style:style>
    <style:style style:name="T66_32" style:family="text">
      <style:text-properties fo:font-weight="bold" style:font-weight-asian="bold" style:font-weight-complex="bold"/>
    </style:style>
    <style:style style:name="T66_33" style:family="text">
      <style:text-properties fo:font-weight="bold" style:font-weight-asian="bold" style:font-weight-complex="bold"/>
    </style:style>
    <style:style style:name="T66_34" style:family="text">
      <style:text-properties fo:font-weight="bold" style:font-weight-asian="bold" style:font-weight-complex="bold"/>
    </style:style>
    <style:style style:name="T66_35" style:family="text">
      <style:text-properties fo:font-weight="bold" style:font-weight-asian="bold" style:font-weight-complex="bold"/>
    </style:style>
    <style:style style:name="T66_36" style:family="text">
      <style:text-properties fo:font-weight="bold" style:font-weight-asian="bold" style:font-weight-complex="bold"/>
    </style:style>
    <style:style style:name="T66_37" style:family="text">
      <style:text-properties fo:font-weight="bold" style:font-weight-asian="bold" style:font-weight-complex="bold"/>
    </style:style>
    <style:style style:name="T66_38" style:family="text">
      <style:text-properties fo:font-weight="bold" style:font-weight-asian="bold" style:font-weight-complex="bold"/>
    </style:style>
    <style:style style:name="T66_39" style:family="text">
      <style:text-properties fo:font-weight="bold" style:font-weight-asian="bold" style:font-weight-complex="bold"/>
    </style:style>
    <style:style style:name="T66_40" style:family="text">
      <style:text-properties fo:font-weight="bold" style:font-weight-asian="bold" style:font-weight-complex="bold"/>
    </style:style>
    <style:style style:name="T66_41" style:family="text">
      <style:text-properties fo:font-weight="bold" style:font-weight-asian="bold" style:font-weight-complex="bold"/>
    </style:style>
    <style:style style:name="T66_42" style:family="text">
      <style:text-properties fo:font-weight="bold" style:font-weight-asian="bold" style:font-weight-complex="bold"/>
    </style:style>
    <style:style style:name="T66_43" style:family="text">
      <style:text-properties fo:font-weight="bold" style:font-weight-asian="bold" style:font-weight-complex="bold"/>
    </style:style>
    <style:style style:name="T66_44" style:family="text">
      <style:text-properties fo:font-weight="bold" style:font-weight-asian="bold" style:font-weight-complex="bold"/>
    </style:style>
    <style:style style:name="T66_45" style:family="text">
      <style:text-properties fo:font-weight="bold" style:font-weight-asian="bold" style:font-weight-complex="bold"/>
    </style:style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1" style:family="text"/>
    <style:style style:name="T66_5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8" style:family="text"/>
    <style:style style:name="T66_59" style:family="text"/>
    <style:style style:name="T66_60" style:family="text"/>
    <style:style style:name="T66_61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2" style:family="text"/>
    <style:style style:name="T66_63" style:family="text"/>
    <style:style style:name="T66_64" style:family="text"/>
    <style:style style:name="T66_6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1" style:family="text"/>
    <style:style style:name="T66_72" style:family="text"/>
    <style:style style:name="T66_73" style:family="text"/>
    <style:style style:name="T66_74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0" style:family="text"/>
    <style:style style:name="T66_81" style:family="text"/>
    <style:style style:name="T66_8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3" style:family="text"/>
    <style:style style:name="T66_84" style:family="text"/>
    <style:style style:name="T66_85" style:family="text"/>
    <style:style style:name="T66_86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7" style:family="text"/>
    <style:style style:name="T66_88" style:family="text"/>
    <style:style style:name="T66_89" style:family="text"/>
    <style:style style:name="T66_9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1" style:family="text"/>
    <style:style style:name="P67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T67_1" style:family="text"/>
    <style:style style:name="P68" style:family="paragraph" style:parent-style-name="Heading_20_2">
      <style:paragraph-properties fo:break-before="auto" fo:line-height="100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00%" fo:margin-top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P70" style:family="paragraph" style:parent-style-name="Standard">
      <style:paragraph-properties fo:break-before="auto" fo:line-height="100%" fo:margin-top="0cm" fo:margin-righ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1" style:family="text"/>
    <style:style style:name="T70_62" style:family="text"/>
    <style:style style:name="T70_63" style:family="text"/>
    <style:style style:name="T70_64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5" style:family="text"/>
    <style:style style:name="T70_66" style:family="text"/>
    <style:style style:name="T70_67" style:family="text"/>
    <style:style style:name="T70_68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9" style:family="text"/>
    <style:style style:name="T70_70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1" style:family="text"/>
    <style:style style:name="T70_7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3" style:family="text"/>
    <style:style style:name="T70_74" style:family="text"/>
    <style:style style:name="T70_75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6" style:family="text"/>
    <style:style style:name="T70_77" style:family="text"/>
    <style:style style:name="T70_78" style:family="text"/>
    <style:style style:name="T70_79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0" style:family="text"/>
    <style:style style:name="T70_81" style:family="text"/>
    <style:style style:name="T70_82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3" style:family="text"/>
    <style:style style:name="T70_84" style:family="text"/>
    <style:style style:name="T70_85" style:family="text"/>
    <style:style style:name="T70_86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7" style:family="text"/>
    <style:style style:name="T70_88" style:family="text">
      <style:text-properties style:text-line-through-style="none" fo:font-style="normal" style:font-style-asian="normal" style:font-style-complex="normal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9" style:family="text"/>
    <style:style style:name="P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2_1" style:family="text"/>
    <style:style style:name="P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4" style:family="paragraph" style:parent-style-name="Standard">
      <style:paragraph-properties fo:break-before="auto" fo:line-height="100%" fo:margin-top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P75" style:family="paragraph" style:parent-style-name="Standard">
      <style:paragraph-properties fo:break-before="auto" fo:line-height="100%" fo:margin-top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P77" style:family="paragraph" style:parent-style-name="Heading_20_2">
      <style:paragraph-properties fo:break-before="auto" fo:line-height="10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P78" style:family="paragraph" style:parent-style-name="Standard">
      <style:paragraph-properties fo:break-before="auto" fo:line-height="100%" fo:margin-top="0cm" fo:margin-right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fo:margin-top="0cm" fo:margin-right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0_1" style:family="text">
      <style:text-properties style:font-name="Verdana" style:font-name-asian="Verdana" style:font-name-complex="Verdana"/>
    </style:style>
    <style:style style:name="T80_2" style:family="text">
      <style:text-properties style:font-name="Verdana" style:font-name-asian="Verdana" style:font-name-complex="Verdana"/>
    </style:style>
    <style:style style:name="T80_3" style:family="text">
      <style:text-properties style:font-name="Verdana" style:font-name-asian="Verdana" style:font-name-complex="Verdana"/>
    </style:style>
    <style:style style:name="T80_4" style:family="text">
      <style:text-properties style:font-name="Verdana" style:font-name-asian="Verdana" style:font-name-complex="Verdana"/>
    </style:style>
    <style:style style:name="T80_5" style:family="text">
      <style:text-properties style:font-name="Verdana" style:font-name-asian="Verdana" style:font-name-complex="Verdana"/>
    </style:style>
    <style:style style:name="T80_6" style:family="text">
      <style:text-properties style:font-name="Verdana" style:font-name-asian="Verdana" style:font-name-complex="Verdana"/>
    </style:style>
    <style:style style:name="T80_7" style:family="text">
      <style:text-properties style:font-name="Verdana" style:font-name-asian="Verdana" style:font-name-complex="Verdana"/>
    </style:style>
    <style:style style:name="T80_8" style:family="text">
      <style:text-properties style:font-name="Verdana" style:font-name-asian="Verdana" style:font-name-complex="Verdana"/>
    </style:style>
    <style:style style:name="T80_9" style:family="text">
      <style:text-properties style:font-name="Verdana" style:font-name-asian="Verdana" style:font-name-complex="Verdana"/>
    </style:style>
    <style:style style:name="T80_10" style:family="text">
      <style:text-properties style:font-name="Verdana" style:font-name-asian="Verdana" style:font-name-complex="Verdana"/>
    </style:style>
    <style:style style:name="T80_11" style:family="text">
      <style:text-properties style:font-name="Verdana" style:font-name-asian="Verdana" style:font-name-complex="Verdana"/>
    </style:style>
    <style:style style:name="T80_12" style:family="text">
      <style:text-properties style:font-name="Verdana" style:font-name-asian="Verdana" style:font-name-complex="Verdana"/>
    </style:style>
    <style:style style:name="T80_13" style:family="text">
      <style:text-properties style:font-name="Verdana" style:font-name-asian="Verdana" style:font-name-complex="Verdana"/>
    </style:style>
    <style:style style:name="T80_14" style:family="text">
      <style:text-properties style:font-name="Verdana" style:font-name-asian="Verdana" style:font-name-complex="Verdana"/>
    </style:style>
    <style:style style:name="T80_15" style:family="text">
      <style:text-properties style:font-name="Verdana" style:font-name-asian="Verdana" style:font-name-complex="Verdana"/>
    </style:style>
    <style:style style:name="T80_16" style:family="text">
      <style:text-properties style:font-name="Verdana" style:font-name-asian="Verdana" style:font-name-complex="Verdana"/>
    </style:style>
    <style:style style:name="T80_17" style:family="text">
      <style:text-properties style:font-name="Verdana" style:font-name-asian="Verdana" style:font-name-complex="Verdana"/>
    </style:style>
    <style:style style:name="T80_18" style:family="text">
      <style:text-properties style:font-name="Verdana" style:font-name-asian="Verdana" style:font-name-complex="Verdana"/>
    </style:style>
    <style:style style:name="T80_19" style:family="text">
      <style:text-properties style:font-name="Verdana" style:font-name-asian="Verdana" style:font-name-complex="Verdana"/>
    </style:style>
    <style:style style:name="T80_20" style:family="text">
      <style:text-properties style:font-name="Verdana" style:font-name-asian="Verdana" style:font-name-complex="Verdana"/>
    </style:style>
    <style:style style:name="T80_21" style:family="text">
      <style:text-properties style:font-name="Verdana" style:font-name-asian="Verdana" style:font-name-complex="Verdana"/>
    </style:style>
    <style:style style:name="T80_22" style:family="text">
      <style:text-properties style:font-name="Verdana" style:font-name-asian="Verdana" style:font-name-complex="Verdana"/>
    </style:style>
    <style:style style:name="T80_23" style:family="text">
      <style:text-properties style:font-name="Verdana" style:font-name-asian="Verdana" style:font-name-complex="Verdana"/>
    </style:style>
    <style:style style:name="T80_24" style:family="text">
      <style:text-properties style:font-name="Verdana" style:font-name-asian="Verdana" style:font-name-complex="Verdana"/>
    </style:style>
    <style:style style:name="T80_25" style:family="text">
      <style:text-properties style:font-name="Verdana" style:font-name-asian="Verdana" style:font-name-complex="Verdana"/>
    </style:style>
    <style:style style:name="T80_26" style:family="text">
      <style:text-properties style:font-name="Verdana" style:font-name-asian="Verdana" style:font-name-complex="Verdana"/>
    </style:style>
    <style:style style:name="T80_27" style:family="text">
      <style:text-properties style:font-name="Verdana" style:font-name-asian="Verdana" style:font-name-complex="Verdana"/>
    </style:style>
    <style:style style:name="T80_28" style:family="text">
      <style:text-properties style:font-name="Verdana" style:font-name-asian="Verdana" style:font-name-complex="Verdana"/>
    </style:style>
    <style:style style:name="T80_29" style:family="text">
      <style:text-properties style:font-name="Verdana" style:font-name-asian="Verdana" style:font-name-complex="Verdana"/>
    </style:style>
    <style:style style:name="T80_30" style:family="text">
      <style:text-properties style:font-name="Verdana" style:font-name-asian="Verdana" style:font-name-complex="Verdana"/>
    </style:style>
    <style:style style:name="T80_31" style:family="text">
      <style:text-properties style:font-name="Verdana" style:font-name-asian="Verdana" style:font-name-complex="Verdana"/>
    </style:style>
    <style:style style:name="T80_32" style:family="text">
      <style:text-properties style:font-name="Verdana" style:font-name-asian="Verdana" style:font-name-complex="Verdana"/>
    </style:style>
    <style:style style:name="T80_33" style:family="text">
      <style:text-properties style:font-name="Verdana" style:font-name-asian="Verdana" style:font-name-complex="Verdana"/>
    </style:style>
    <style:style style:name="P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1_1" style:family="text">
      <style:text-properties style:font-name="Verdana" style:font-name-asian="Verdana" style:font-name-complex="Verdana"/>
    </style:style>
    <style:style style:name="T81_2" style:family="text">
      <style:text-properties style:font-name="Verdana" style:font-name-asian="Verdana" style:font-name-complex="Verdana"/>
    </style:style>
    <style:style style:name="T81_3" style:family="text">
      <style:text-properties style:font-name="Verdana" style:font-name-asian="Verdana" style:font-name-complex="Verdana"/>
    </style:style>
    <style:style style:name="P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00%" fo:margin-top="0cm" fo:margin-right="0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4_1" style:family="text">
      <style:text-properties style:font-name="Verdana" style:font-name-asian="Verdana" style:font-name-complex="Verdana"/>
    </style:style>
    <style:style style:name="T84_2" style:family="text">
      <style:text-properties style:font-name="Verdana" style:font-name-asian="Verdana" style:font-name-complex="Verdana"/>
    </style:style>
    <style:style style:name="T84_3" style:family="text">
      <style:text-properties style:font-name="Verdana" style:font-name-asian="Verdana" style:font-name-complex="Verdana"/>
    </style:style>
    <style:style style:name="T84_4" style:family="text">
      <style:text-properties style:font-name="Verdana" style:font-name-asian="Verdana" style:font-name-complex="Verdana"/>
    </style:style>
    <style:style style:name="T84_5" style:family="text">
      <style:text-properties style:font-name="Verdana" style:font-name-asian="Verdana" style:font-name-complex="Verdana"/>
    </style:style>
    <style:style style:name="T84_6" style:family="text">
      <style:text-properties style:font-name="Verdana" style:font-name-asian="Verdana" style:font-name-complex="Verdana"/>
    </style:style>
    <style:style style:name="T84_7" style:family="text">
      <style:text-properties style:font-name="Verdana" style:font-name-asian="Verdana" style:font-name-complex="Verdana"/>
    </style:style>
    <style:style style:name="T84_8" style:family="text">
      <style:text-properties style:font-name="Verdana" style:font-name-asian="Verdana" style:font-name-complex="Verdana"/>
    </style:style>
    <style:style style:name="T84_9" style:family="text">
      <style:text-properties style:font-name="Verdana" style:font-name-asian="Verdana" style:font-name-complex="Verdana"/>
    </style:style>
    <style:style style:name="T84_10" style:family="text">
      <style:text-properties style:font-name="Verdana" style:font-name-asian="Verdana" style:font-name-complex="Verdana"/>
    </style:style>
    <style:style style:name="T84_11" style:family="text">
      <style:text-properties style:font-name="Verdana" style:font-name-asian="Verdana" style:font-name-complex="Verdana"/>
    </style:style>
    <style:style style:name="T84_12" style:family="text">
      <style:text-properties style:font-name="Verdana" style:font-name-asian="Verdana" style:font-name-complex="Verdana"/>
    </style:style>
    <style:style style:name="T84_13" style:family="text">
      <style:text-properties style:font-name="Verdana" style:font-name-asian="Verdana" style:font-name-complex="Verdana"/>
    </style:style>
    <style:style style:name="T84_14" style:family="text">
      <style:text-properties style:font-name="Verdana" style:font-name-asian="Verdana" style:font-name-complex="Verdana"/>
    </style:style>
    <style:style style:name="T84_15" style:family="text">
      <style:text-properties style:font-name="Verdana" style:font-name-asian="Verdana" style:font-name-complex="Verdana"/>
    </style:style>
    <style:style style:name="T84_16" style:family="text">
      <style:text-properties style:font-name="Verdana" style:font-name-asian="Verdana" style:font-name-complex="Verdana"/>
    </style:style>
    <style:style style:name="T84_17" style:family="text">
      <style:text-properties style:font-name="Verdana" style:font-name-asian="Verdana" style:font-name-complex="Verdana"/>
    </style:style>
    <style:style style:name="T84_18" style:family="text">
      <style:text-properties style:font-name="Verdana" style:font-name-asian="Verdana" style:font-name-complex="Verdana"/>
    </style:style>
    <style:style style:name="T84_19" style:family="text">
      <style:text-properties style:font-name="Verdana" style:font-name-asian="Verdana" style:font-name-complex="Verdana"/>
    </style:style>
    <style:style style:name="T84_20" style:family="text">
      <style:text-properties style:font-name="Verdana" style:font-name-asian="Verdana" style:font-name-complex="Verdana"/>
    </style:style>
    <style:style style:name="T84_21" style:family="text">
      <style:text-properties style:font-name="Verdana" style:font-name-asian="Verdana" style:font-name-complex="Verdana"/>
    </style:style>
    <style:style style:name="T84_22" style:family="text">
      <style:text-properties style:font-name="Verdana" style:font-name-asian="Verdana" style:font-name-complex="Verdana"/>
    </style:style>
    <style:style style:name="T84_23" style:family="text">
      <style:text-properties style:font-name="Verdana" style:font-name-asian="Verdana" style:font-name-complex="Verdana"/>
    </style:style>
    <style:style style:name="T84_24" style:family="text">
      <style:text-properties style:font-name="Verdana" style:font-name-asian="Verdana" style:font-name-complex="Verdana"/>
    </style:style>
    <style:style style:name="T84_25" style:family="text">
      <style:text-properties style:font-name="Verdana" style:font-name-asian="Verdana" style:font-name-complex="Verdana"/>
    </style:style>
    <style:style style:name="T84_26" style:family="text">
      <style:text-properties style:font-name="Verdana" style:font-name-asian="Verdana" style:font-name-complex="Verdana"/>
    </style:style>
    <style:style style:name="T84_27" style:family="text">
      <style:text-properties style:font-name="Verdana" style:font-name-asian="Verdana" style:font-name-complex="Verdana"/>
    </style:style>
    <style:style style:name="T84_28" style:family="text">
      <style:text-properties style:font-name="Verdana" style:font-name-asian="Verdana" style:font-name-complex="Verdana"/>
    </style:style>
    <style:style style:name="T84_29" style:family="text">
      <style:text-properties style:font-name="Verdana" style:font-name-asian="Verdana" style:font-name-complex="Verdana"/>
    </style:style>
    <style:style style:name="T84_30" style:family="text">
      <style:text-properties style:font-name="Verdana" style:font-name-asian="Verdana" style:font-name-complex="Verdana"/>
    </style:style>
    <style:style style:name="T84_31" style:family="text">
      <style:text-properties style:font-name="Verdana" style:font-name-asian="Verdana" style:font-name-complex="Verdana"/>
    </style:style>
    <style:style style:name="T84_32" style:family="text">
      <style:text-properties style:font-name="Verdana" style:font-name-asian="Verdana" style:font-name-complex="Verdana"/>
    </style:style>
    <style:style style:name="T84_33" style:family="text">
      <style:text-properties style:font-name="Verdana" style:font-name-asian="Verdana" style:font-name-complex="Verdana"/>
    </style:style>
    <style:style style:name="T84_34" style:family="text">
      <style:text-properties style:font-name="Verdana" style:font-name-asian="Verdana" style:font-name-complex="Verdana"/>
    </style:style>
    <style:style style:name="T84_35" style:family="text">
      <style:text-properties style:font-name="Verdana" style:font-name-asian="Verdana" style:font-name-complex="Verdana"/>
    </style:style>
    <style:style style:name="T84_36" style:family="text">
      <style:text-properties style:font-name="Verdana" style:font-name-asian="Verdana" style:font-name-complex="Verdana"/>
    </style:style>
    <style:style style:name="T84_37" style:family="text">
      <style:text-properties style:font-name="Verdana" style:font-name-asian="Verdana" style:font-name-complex="Verdana"/>
    </style:style>
    <style:style style:name="P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5_1" style:family="text">
      <style:text-properties style:font-name="Verdana" style:font-name-asian="Verdana" style:font-name-complex="Verdana"/>
    </style:style>
    <style:style style:name="T85_2" style:family="text">
      <style:text-properties style:font-name="Verdana" style:font-name-asian="Verdana" style:font-name-complex="Verdana"/>
    </style:style>
    <style:style style:name="T85_3" style:family="text">
      <style:text-properties style:font-name="Verdana" style:font-name-asian="Verdana" style:font-name-complex="Verdana"/>
    </style:style>
    <style:style style:name="P86" style:family="paragraph" style:parent-style-name="Standard">
      <style:paragraph-properties fo:break-before="auto" fo:line-height="100%" fo:margin-top="0cm" fo:margin-right="0cm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Qt</text:span><text:span text:style-name="T1_2"><text:s/></text:span><text:span text:style-name="T1_3">Coding</text:span><text:span text:style-name="T1_4"><text:s/></text:span><text:span text:style-name="T1_5">Standard</text:span></text:p>
      <text:p text:style-name="P2"/>
      <text:h text:style-name="P3" text:outline-level="10"><text:span text:style-name="T3_1">General</text:span></text:h>
      <text:list text:style-name="LS1" xml:id="list0">
        <text:list-item>
          <text:p text:style-name="P4"><text:span text:style-name="T4_1">All</text:span><text:span text:style-name="T4_2"><text:s/></text:span><text:span text:style-name="T4_3">strings</text:span><text:span text:style-name="T4_4"><text:s/></text:span><text:span text:style-name="T4_5">should</text:span><text:span text:style-name="T4_6"><text:s/></text:span><text:span text:style-name="T4_7">be</text:span><text:span text:style-name="T4_8"><text:s/></text:span><text:span text:style-name="T4_9">used</text:span><text:span text:style-name="T4_10"><text:s/></text:span><text:span text:style-name="T4_11">only</text:span><text:span text:style-name="T4_12"><text:s/></text:span><text:span text:style-name="T4_13">as</text:span><text:span text:style-name="T4_14"><text:s/></text:span><text:span text:style-name="T4_15">parameter</text:span><text:span text:style-name="T4_16"><text:s/></text:span><text:span text:style-name="T4_17">of</text:span><text:span text:style-name="T4_18"><text:s/></text:span><text:span text:style-name="T4_19">tr</text:span><text:span text:style-name="T4_20">()<text:s/></text:span><text:span text:style-name="T4_21">function</text:span></text:p>
        </text:list-item>
      </text:list>
      <text:p text:style-name="P5"><text:span text:style-name="T5_1"><text:tab/>   <text:s/>//<text:s/></text:span><text:span text:style-name="T5_2">Wrong</text:span></text:p>
      <text:p text:style-name="P6"><text:span text:style-name="T6_1"><text:tab/>   <text:s/></text:span><text:span text:style-name="T6_2">QLabel</text:span><text:span text:style-name="T6_3"><text:s/></text:span><text:span text:style-name="T6_4">label</text:span><text:span text:style-name="T6_5">;</text:span></text:p>
      <text:p text:style-name="P7"><text:span text:style-name="T7_1"><text:tab/>   <text:s/></text:span><text:span text:style-name="T7_2">label</text:span><text:span text:style-name="T7_3">.</text:span><text:span text:style-name="T7_4">setText</text:span><text:span text:style-name="T7_5">("</text:span><text:span text:style-name="T7_6">Some</text:span><text:span text:style-name="T7_7"><text:s/></text:span><text:span text:style-name="T7_8">text</text:span><text:span text:style-name="T7_9">");</text:span></text:p>
      <text:p text:style-name="P8"/>
      <text:p text:style-name="P9"><text:span text:style-name="T9_1"><text:tab/>   <text:s/>//<text:s/></text:span><text:span text:style-name="T9_2">Correct</text:span></text:p>
      <text:p text:style-name="P10"><text:span text:style-name="T10_1"><text:tab/>   <text:s/></text:span><text:span text:style-name="T10_2">QLabel</text:span><text:span text:style-name="T10_3"><text:s/></text:span><text:span text:style-name="T10_4">label</text:span><text:span text:style-name="T10_5">;</text:span></text:p>
      <text:p text:style-name="P11"><text:span text:style-name="T11_1"><text:tab/>   <text:s/></text:span><text:span text:style-name="T11_2">label</text:span><text:span text:style-name="T11_3">.</text:span><text:span text:style-name="T11_4">setText</text:span><text:span text:style-name="T11_5">(</text:span><text:span text:style-name="T11_6">tr</text:span><text:span text:style-name="T11_7">(</text:span><text:span text:style-name="T11_8">"</text:span><text:span text:style-name="T11_9">Some</text:span><text:span text:style-name="T11_10"><text:s/></text:span><text:span text:style-name="T11_11">text</text:span><text:span text:style-name="T11_12">"</text:span><text:span text:style-name="T11_13">)</text:span><text:span text:style-name="T11_14">);</text:span></text:p>
      <text:h text:style-name="P12" text:outline-level="10"><text:span text:style-name="T12_1">Indentation</text:span></text:h>
      <text:list text:style-name="LS2" xml:id="list1">
        <text:list-item>
          <text:p text:style-name="P13"><text:span text:style-name="T13_1">Indentation</text:span><text:span text:style-name="T13_2"><text:s/></text:span><text:span text:style-name="T13_3">must</text:span><text:span text:style-name="T13_4"><text:s/></text:span><text:span text:style-name="T13_5">be</text:span><text:span text:style-name="T13_6"><text:s/>4<text:s/></text:span><text:span text:style-name="T13_7">spaces</text:span><text:span text:style-name="T13_8">.<text:s/>(</text:span><text:span text:style-name="T13_9">Qt</text:span><text:span text:style-name="T13_10"><text:s/></text:span><text:span text:style-name="T13_11">Creator</text:span><text:span text:style-name="T13_12"><text:s/></text:span><text:span text:style-name="T13_13">must</text:span><text:span text:style-name="T13_14"><text:s/></text:span><text:span text:style-name="T13_15">be</text:span><text:span text:style-name="T13_16"><text:s/></text:span><text:span text:style-name="T13_17">configured</text:span><text:span text:style-name="T13_18"><text:s/></text:span><text:span text:style-name="T13_19">to</text:span><text:span text:style-name="T13_20"><text:s/></text:span><text:span text:style-name="T13_21">replace</text:span><text:span text:style-name="T13_22"><text:s/></text:span><text:span text:style-name="T13_23">tab</text:span><text:span text:style-name="T13_24"><text:s/></text:span><text:span text:style-name="T13_25">by</text:span><text:span text:style-name="T13_26"><text:s/>4<text:s/></text:span><text:span text:style-name="T13_27">spaces</text:span><text:span text:style-name="T13_28">)</text:span></text:p>
        </text:list-item>
        <text:list-item>
          <text:p text:style-name="P14"><text:span text:style-name="T14_1">To</text:span><text:span text:style-name="T14_2"><text:s/></text:span><text:span text:style-name="T14_3">force</text:span><text:span text:style-name="T14_4"><text:s/></text:span><text:span text:style-name="T14_5">Qt</text:span><text:span text:style-name="T14_6"><text:s/></text:span><text:span text:style-name="T14_7">Creator</text:span><text:span text:style-name="T14_8"><text:s/></text:span><text:span text:style-name="T14_9">to</text:span><text:span text:style-name="T14_10"><text:s/></text:span><text:span text:style-name="T14_11">set</text:span><text:span text:style-name="T14_12"><text:s/></text:span><text:span text:style-name="T14_13">correct</text:span><text:span text:style-name="T14_14"><text:s/></text:span><text:span text:style-name="T14_15">indentation</text:span><text:span text:style-name="T14_16"><text:s/>-<text:s/></text:span><text:span text:style-name="T14_17">select</text:span><text:span text:style-name="T14_18"><text:s/></text:span><text:span text:style-name="T14_19">appropriate</text:span><text:span text:style-name="T14_20"><text:s/></text:span><text:span text:style-name="T14_21">code</text:span><text:span text:style-name="T14_22"><text:s/></text:span><text:span text:style-name="T14_23">and</text:span><text:span text:style-name="T14_24"><text:s/></text:span><text:span text:style-name="T14_25">press</text:span><text:span text:style-name="T14_26"><text:s/></text:span><text:span text:style-name="T14_27">Ctrl</text:span><text:span text:style-name="T14_28">+</text:span><text:span text:style-name="T14_29">I</text:span><text:span text:style-name="T14_30">.</text:span></text:p>
        </text:list-item>
        <text:list-item>
          <text:p text:style-name="P15"><text:span text:style-name="T15_1">Spaces</text:span><text:span text:style-name="T15_2">,<text:s/></text:span><text:span text:style-name="T15_3">not</text:span><text:span text:style-name="T15_4"><text:s/></text:span><text:span text:style-name="T15_5">tabs</text:span><text:span text:style-name="T15_6">!</text:span></text:p>
        </text:list-item>
      </text:list>
      <text:h text:style-name="P16" text:outline-level="10"><text:span text:style-name="T16_1">Declaring</text:span><text:span text:style-name="T16_2"><text:s/></text:span><text:span text:style-name="T16_3">variables</text:span></text:h>
      <text:list text:style-name="LS3" xml:id="list4">
        <text:list-item>
          <text:p text:style-name="P17"><text:span text:style-name="T17_1">Declare</text:span><text:span text:style-name="T17_2"><text:s/></text:span><text:span text:style-name="T17_3">each</text:span><text:span text:style-name="T17_4"><text:s/></text:span><text:span text:style-name="T17_5">variable</text:span><text:span text:style-name="T17_6"><text:s/></text:span><text:span text:style-name="T17_7">on</text:span><text:span text:style-name="T17_8"><text:s/></text:span><text:span text:style-name="T17_9">a</text:span><text:span text:style-name="T17_10"><text:s/></text:span><text:span text:style-name="T17_11">separate</text:span><text:span text:style-name="T17_12"><text:s/></text:span><text:span text:style-name="T17_13">line</text:span></text:p>
        </text:list-item>
        <text:list-item>
          <text:p text:style-name="P18"><text:span text:style-name="T18_1">Avoid</text:span><text:span text:style-name="T18_2"><text:s/></text:span><text:span text:style-name="T18_3">short</text:span><text:span text:style-name="T18_4"><text:s/></text:span><text:span text:style-name="T18_5">and</text:span><text:span text:style-name="T18_6"><text:s/></text:span><text:span text:style-name="T18_7">hard</text:span><text:span text:style-name="T18_8"><text:s/></text:span><text:span text:style-name="T18_9">to</text:span><text:span text:style-name="T18_10"><text:s/></text:span><text:span text:style-name="T18_11">understand</text:span><text:span text:style-name="T18_12">/</text:span><text:span text:style-name="T18_13">remember</text:span><text:span text:style-name="T18_14"><text:s/></text:span><text:span text:style-name="T18_15">names</text:span><text:span text:style-name="T18_16"><text:s/></text:span><text:span text:style-name="T18_17">whenever</text:span><text:span text:style-name="T18_18"><text:s/></text:span><text:span text:style-name="T18_19">possible</text:span><text:span text:style-name="T18_20"><text:s/>(</text:span><text:span text:style-name="T18_21">e</text:span><text:span text:style-name="T18_22">.</text:span><text:span text:style-name="T18_23">g</text:span><text:span text:style-name="T18_24">.<text:s/>“</text:span><text:span text:style-name="T18_25">a</text:span><text:span text:style-name="T18_26">”,<text:s/>“</text:span><text:span text:style-name="T18_27">rbarr</text:span><text:span text:style-name="T18_28">”,<text:s/>“</text:span><text:span text:style-name="T18_29">nughdeget</text:span><text:span text:style-name="T18_30">”)</text:span></text:p>
        </text:list-item>
        <text:list-item>
          <text:p text:style-name="P19"><text:span text:style-name="T19_1">Single</text:span><text:span text:style-name="T19_2"><text:s/></text:span><text:span text:style-name="T19_3">character</text:span><text:span text:style-name="T19_4"><text:s/></text:span><text:span text:style-name="T19_5">variable</text:span><text:span text:style-name="T19_6"><text:s/></text:span><text:span text:style-name="T19_7">names</text:span><text:span text:style-name="T19_8"><text:s/></text:span><text:span text:style-name="T19_9">are</text:span><text:span text:style-name="T19_10"><text:s/></text:span><text:span text:style-name="T19_11">only</text:span><text:span text:style-name="T19_12"><text:s/></text:span><text:span text:style-name="T19_13">okay</text:span><text:span text:style-name="T19_14"><text:s/></text:span><text:span text:style-name="T19_15">for</text:span><text:span text:style-name="T19_16"><text:s/></text:span><text:span text:style-name="T19_17">counters</text:span><text:span text:style-name="T19_18">,<text:s/></text:span><text:span text:style-name="T19_19">where</text:span><text:span text:style-name="T19_20"><text:s/></text:span><text:span text:style-name="T19_21">the</text:span><text:span text:style-name="T19_22"><text:s/></text:span><text:span text:style-name="T19_23">purpose</text:span><text:span text:style-name="T19_24"><text:s/></text:span><text:span text:style-name="T19_25">of</text:span><text:span text:style-name="T19_26"><text:s/></text:span><text:span text:style-name="T19_27">the</text:span><text:span text:style-name="T19_28"><text:s/></text:span><text:span text:style-name="T19_29">variable</text:span><text:span text:style-name="T19_30"><text:s/></text:span><text:span text:style-name="T19_31">is</text:span><text:span text:style-name="T19_32"><text:s/></text:span><text:span text:style-name="T19_33">obvious</text:span></text:p>
        </text:list-item>
      </text:list>
      <text:p text:style-name="P20"><text:span text:style-name="T20_1">//<text:s/></text:span><text:span text:style-name="T20_2">Wrong</text:span></text:p>
      <text:p text:style-name="P21"><text:span text:style-name="T21_1">int</text:span><text:span text:style-name="T21_2"><text:s/></text:span><text:span text:style-name="T21_3">a</text:span><text:span text:style-name="T21_4">,<text:s/></text:span><text:span text:style-name="T21_5">b</text:span><text:span text:style-name="T21_6">;</text:span></text:p>
      <text:p text:style-name="P22"><text:span text:style-name="T22_1">char</text:span><text:span text:style-name="T22_2"><text:s/>*</text:span><text:span text:style-name="T22_3">c</text:span><text:span text:style-name="T22_4">,<text:s/>*</text:span><text:span text:style-name="T22_5">d</text:span><text:span text:style-name="T22_6">;</text:span></text:p>
      <text:p text:style-name="P23"/>
      <text:p text:style-name="P24"><text:span text:style-name="T24_1">//<text:s/></text:span><text:span text:style-name="T24_2">Correct</text:span></text:p>
      <text:p text:style-name="P25"><text:span text:style-name="T25_1">int</text:span><text:span text:style-name="T25_2"><text:s/></text:span><text:span text:style-name="T25_3">height</text:span><text:span text:style-name="T25_4">;</text:span></text:p>
      <text:p text:style-name="P26"><text:span text:style-name="T26_1">int</text:span><text:span text:style-name="T26_2"><text:s/></text:span><text:span text:style-name="T26_3">width</text:span><text:span text:style-name="T26_4">;</text:span></text:p>
      <text:p text:style-name="P27"><text:span text:style-name="T27_1">char</text:span><text:span text:style-name="T27_2"><text:s/>*</text:span><text:span text:style-name="T27_3">nameOfThis</text:span><text:span text:style-name="T27_4">;</text:span></text:p>
      <text:p text:style-name="P28"><text:span text:style-name="T28_1">char</text:span><text:span text:style-name="T28_2"><text:s/>*</text:span><text:span text:style-name="T28_3">nameOfThat</text:span><text:span text:style-name="T28_4">;</text:span></text:p>
      <text:list text:style-name="LS4" xml:id="list7">
        <text:list-item>
          <text:p text:style-name="P29"><text:span text:style-name="T29_1">Wait</text:span><text:span text:style-name="T29_2"><text:s/></text:span><text:span text:style-name="T29_3">with</text:span><text:span text:style-name="T29_4"><text:s/></text:span><text:span text:style-name="T29_5">declaring</text:span><text:span text:style-name="T29_6"><text:s/></text:span><text:span text:style-name="T29_7">a</text:span><text:span text:style-name="T29_8"><text:s/></text:span><text:span text:style-name="T29_9">variable</text:span><text:span text:style-name="T29_10"><text:s/></text:span><text:span text:style-name="T29_11">until</text:span><text:span text:style-name="T29_12"><text:s/></text:span><text:span text:style-name="T29_13">it</text:span><text:span text:style-name="T29_14"><text:s/></text:span><text:span text:style-name="T29_15">is</text:span><text:span text:style-name="T29_16"><text:s/></text:span><text:span text:style-name="T29_17">needed</text:span></text:p>
        </text:list-item>
        <text:list-item>
          <text:p text:style-name="P30"><text:span text:style-name="T30_1">Variables</text:span><text:span text:style-name="T30_2"><text:s/></text:span><text:span text:style-name="T30_3">must</text:span><text:span text:style-name="T30_4"><text:s/></text:span><text:span text:style-name="T30_5">have</text:span><text:span text:style-name="T30_6"><text:s/></text:span><text:span text:style-name="T30_7">prefix</text:span><text:span text:style-name="T30_8"><text:s/></text:span><text:span text:style-name="T30_9">that</text:span><text:span text:style-name="T30_10"><text:s/></text:span><text:span text:style-name="T30_11">specifies</text:span><text:span text:style-name="T30_12"><text:s/></text:span><text:span text:style-name="T30_13">variable</text:span><text:span text:style-name="T30_14"><text:s/></text:span><text:span text:style-name="T30_15">scope</text:span></text:p>
        </text:list-item>
      </text:list>
      <text:p text:style-name="P31"><text:span text:style-name="T31_1">        <text:s/>1.<text:s/></text:span><text:span text:style-name="T31_2">Global</text:span><text:span text:style-name="T31_3"><text:s/></text:span><text:span text:style-name="T31_4">variables</text:span><text:span text:style-name="T31_5">(</text:span><text:span text:style-name="T31_6">avoid</text:span><text:span text:style-name="T31_7">)<text:s/>-<text:s/></text:span><text:span text:style-name="T31_8">prefix</text:span><text:span text:style-name="T31_9"><text:s/></text:span><text:span text:style-name="T31_10">g</text:span><text:span text:style-name="T31_11">;<text:s/></text:span><text:span text:style-name="T31_12">example</text:span><text:span text:style-name="T31_13"><text:s/></text:span><text:span text:style-name="T31_14">gNewSymbol</text:span></text:p>
      <text:p text:style-name="P32"><text:span text:style-name="T32_1"><text:tab/><text:tab/><text:s/>2.<text:s/></text:span><text:span text:style-name="T32_2">Local</text:span><text:span text:style-name="T32_3"><text:s/></text:span><text:span text:style-name="T32_4">variable</text:span><text:span text:style-name="T32_5"><text:s/>-<text:s/></text:span><text:span text:style-name="T32_6">prefix</text:span><text:span text:style-name="T32_7"><text:s/></text:span><text:span text:style-name="T32_8">l</text:span><text:span text:style-name="T32_9">;<text:s/></text:span><text:span text:style-name="T32_10">example</text:span><text:span text:style-name="T32_11"><text:s/></text:span><text:span text:style-name="T32_12">lSheme</text:span></text:p>
      <text:p text:style-name="P33"><text:span text:style-name="T33_1"><text:tab/><text:tab/><text:s/>3.<text:s/></text:span><text:span text:style-name="T33_2">Function</text:span><text:span text:style-name="T33_3"><text:s/></text:span><text:span text:style-name="T33_4">Parameters</text:span><text:span text:style-name="T33_5"><text:s/>-<text:s/></text:span><text:span text:style-name="T33_6">prefix</text:span><text:span text:style-name="T33_7"><text:s/></text:span><text:span text:style-name="T33_8">p</text:span><text:span text:style-name="T33_9">;</text:span></text:p>
      <text:p text:style-name="P34"><text:span text:style-name="T34_1">        <text:s/>4.<text:s/></text:span><text:span text:style-name="T34_2">Class</text:span><text:span text:style-name="T34_3"><text:s/></text:span><text:span text:style-name="T34_4">memebers</text:span><text:span text:style-name="T34_5"><text:s/>-<text:s/></text:span><text:span text:style-name="T34_6">prefix</text:span><text:span text:style-name="T34_7"><text:s/></text:span><text:span text:style-name="T34_8">m</text:span><text:span text:style-name="T34_9">;</text:span></text:p>
      <text:p text:style-name="P35"><text:span text:style-name="T35_1">        <text:s/>5.<text:s/></text:span><text:span text:style-name="T35_2">Function</text:span><text:span text:style-name="T35_3"><text:s/></text:span><text:span text:style-name="T35_4">Parameters</text:span><text:span text:style-name="T35_5"><text:s/></text:span><text:span text:style-name="T35_6">used</text:span><text:span text:style-name="T35_7"><text:s/></text:span><text:span text:style-name="T35_8">for</text:span><text:span text:style-name="T35_9"><text:s/></text:span><text:span text:style-name="T35_10">return</text:span><text:span text:style-name="T35_11"><text:s/></text:span><text:span text:style-name="T35_12">value</text:span><text:span text:style-name="T35_13"><text:s/></text:span><text:span text:style-name="T35_14">prefix</text:span><text:span text:style-name="T35_15"><text:s/></text:span><text:span text:style-name="T35_16">pr</text:span><text:span text:style-name="T35_17">;<text:s/></text:span><text:span text:style-name="T35_18">example</text:span><text:span text:style-name="T35_19"><text:s/></text:span><text:span text:style-name="T35_20">void</text:span><text:span text:style-name="T35_21"><text:s/></text:span><text:span text:style-name="T35_22">FillString</text:span><text:span text:style-name="T35_23">(</text:span><text:span text:style-name="T35_24">char</text:span><text:span text:style-name="T35_25">*<text:s/></text:span><text:span text:style-name="T35_26">prStringToBeFilled</text:span><text:span text:style-name="T35_27">);</text:span></text:p>
      <text:p text:style-name="P36"><text:span text:style-name="T36_1"><text:tab/><text:tab/><text:s/>6.<text:s/></text:span><text:span text:style-name="T36_2">Variable</text:span><text:span text:style-name="T36_3"><text:s/></text:span><text:span text:style-name="T36_4">that</text:span><text:span text:style-name="T36_5"><text:s/></text:span><text:span text:style-name="T36_6">will</text:span><text:span text:style-name="T36_7"><text:s/></text:span><text:span text:style-name="T36_8">be</text:span><text:span text:style-name="T36_9"><text:s/></text:span><text:span text:style-name="T36_10">returned</text:span><text:span text:style-name="T36_11"><text:s/></text:span><text:span text:style-name="T36_12">from</text:span><text:span text:style-name="T36_13"><text:s/></text:span><text:span text:style-name="T36_14">function</text:span><text:span text:style-name="T36_15"><text:s/>-<text:s/></text:span><text:span text:style-name="T36_16">prefix</text:span><text:span text:style-name="T36_17"><text:s/></text:span><text:span text:style-name="T36_18">r</text:span></text:p>
      <text:list text:style-name="LS5" xml:id="list9">
        <text:list-item>
          <text:p text:style-name="P37"><text:span text:style-name="T37_1">Variables</text:span><text:span text:style-name="T37_2"><text:s/></text:span><text:span text:style-name="T37_3">and</text:span><text:span text:style-name="T37_4"><text:s/></text:span><text:span text:style-name="T37_5">functions</text:span><text:span text:style-name="T37_6"><text:s/></text:span><text:span text:style-name="T37_7">start</text:span><text:span text:style-name="T37_8"><text:s/></text:span><text:span text:style-name="T37_9">with</text:span><text:span text:style-name="T37_10"><text:s/></text:span><text:span text:style-name="T37_11">a</text:span><text:span text:style-name="T37_12"><text:s/></text:span><text:span text:style-name="T37_13">small</text:span><text:span text:style-name="T37_14"><text:s/></text:span><text:span text:style-name="T37_15">letter</text:span><text:span text:style-name="T37_16">.<text:s/></text:span><text:span text:style-name="T37_17">Each</text:span><text:span text:style-name="T37_18"><text:s/></text:span><text:span text:style-name="T37_19">consecive</text:span><text:span text:style-name="T37_20"><text:s/></text:span><text:span text:style-name="T37_21">word</text:span><text:span text:style-name="T37_22"><text:s/></text:span><text:span text:style-name="T37_23">in</text:span><text:span text:style-name="T37_24"><text:s/></text:span><text:span text:style-name="T37_25">a</text:span><text:span text:style-name="T37_26"><text:s/></text:span><text:span text:style-name="T37_27">variable</text:span><text:span text:style-name="T37_28">’</text:span><text:span text:style-name="T37_29">s</text:span><text:span text:style-name="T37_30"><text:s/></text:span><text:span text:style-name="T37_31">name</text:span><text:span text:style-name="T37_32"><text:s/></text:span><text:span text:style-name="T37_33">starts</text:span><text:span text:style-name="T37_34"><text:s/></text:span><text:span text:style-name="T37_35">with</text:span><text:span text:style-name="T37_36"><text:s/></text:span><text:span text:style-name="T37_37">a</text:span><text:span text:style-name="T37_38"><text:s/></text:span><text:span text:style-name="T37_39">capital</text:span><text:span text:style-name="T37_40"><text:s/></text:span><text:span text:style-name="T37_41">letter</text:span></text:p>
        </text:list-item>
        <text:list-item>
          <text:p text:style-name="P38"><text:span text:style-name="T38_1">Avoid</text:span><text:span text:style-name="T38_2"><text:s/></text:span><text:span text:style-name="T38_3">abbreviations</text:span><text:span text:style-name="T38_4">//<text:s/></text:span><text:span text:style-name="T38_5">Wrong</text:span><text:span text:style-name="T38_6"><text:line-break/></text:span><text:span text:style-name="T38_7">short</text:span><text:span text:style-name="T38_8"><text:s/></text:span><text:span text:style-name="T38_9">Cntr</text:span><text:span text:style-name="T38_10">;</text:span><text:span text:style-name="T38_11"><text:line-break/></text:span><text:span text:style-name="T38_12">char</text:span><text:span text:style-name="T38_13"><text:s/></text:span><text:span text:style-name="T38_14">ITEM</text:span><text:span text:style-name="T38_15">_</text:span><text:span text:style-name="T38_16">DELIM</text:span><text:span text:style-name="T38_17"><text:s/>=<text:s/>'\</text:span><text:span text:style-name="T38_18">t</text:span><text:span text:style-name="T38_19">';</text:span><text:span text:style-name="T38_20"><text:line-break/><text:line-break/></text:span><text:span text:style-name="T38_21">//<text:s/></text:span><text:span text:style-name="T38_22">Correct</text:span><text:span text:style-name="T38_23"><text:line-break/></text:span><text:span text:style-name="T38_24">short</text:span><text:span text:style-name="T38_25"><text:s/></text:span><text:span text:style-name="T38_26">counter</text:span><text:span text:style-name="T38_27">;</text:span><text:span text:style-name="T38_28"><text:line-break/></text:span><text:span text:style-name="T38_29">char</text:span><text:span text:style-name="T38_30"><text:s/></text:span><text:span text:style-name="T38_31">itemDelimiter</text:span><text:span text:style-name="T38_32"><text:s/>=<text:s/>'\</text:span><text:span text:style-name="T38_33">t</text:span><text:span text:style-name="T38_34">'; </text:span></text:p>
        </text:list-item>
      </text:list>
      <text:p text:style-name="P39"><text:span text:style-name="T39_1">char</text:span><text:span text:style-name="T39_2"><text:s/></text:span><text:span text:style-name="T39_3">itemDelim</text:span><text:span text:style-name="T39_4"><text:s/>=<text:s/>'\</text:span><text:span text:style-name="T39_5">t</text:span><text:span text:style-name="T39_6">';<text:s/>//</text:span><text:span text:style-name="T39_7">shorten</text:span><text:span text:style-name="T39_8"><text:s/></text:span><text:span text:style-name="T39_9">words</text:span><text:span text:style-name="T39_10"><text:s/></text:span><text:span text:style-name="T39_11">are</text:span><text:span text:style-name="T39_12"><text:s/></text:span><text:span text:style-name="T39_13">allowed</text:span></text:p>
      <text:p text:style-name="P40"/>
      <text:p text:style-name="P41"><text:span text:style-name="T41_1">Type</text:span><text:span text:style-name="T41_2"><text:s/></text:span><text:span text:style-name="T41_3">names</text:span></text:p>
      <text:p text:style-name="P42"/>
      <text:list text:style-name="LS6" xml:id="list11">
        <text:list-item>
          <text:p text:style-name="P43"><text:span text:style-name="T43_1">Class</text:span><text:span text:style-name="T43_2"><text:s/></text:span><text:span text:style-name="T43_3">names</text:span><text:span text:style-name="T43_4"><text:s/></text:span><text:span text:style-name="T43_5">always</text:span><text:span text:style-name="T43_6"><text:s/></text:span><text:span text:style-name="T43_7">start</text:span><text:span text:style-name="T43_8"><text:s/></text:span><text:span text:style-name="T43_9">with</text:span><text:span text:style-name="T43_10"><text:s/></text:span><text:span text:style-name="T43_11">big</text:span><text:span text:style-name="T43_12"><text:s/></text:span><text:span text:style-name="T43_13">letter</text:span><text:span text:style-name="T43_14">s</text:span><text:span text:style-name="T43_15"><text:s/></text:span><text:span text:style-name="T43_16">QR</text:span><text:span text:style-name="T43_17">.</text:span><text:span text:style-name="T43_18"><text:s/></text:span><text:span text:style-name="T43_19">For</text:span><text:span text:style-name="T43_20"><text:s/></text:span><text:span text:style-name="T43_21">example</text:span><text:span text:style-name="T43_22">,<text:s/></text:span><text:span text:style-name="T43_23">QRScheme</text:span><text:span text:style-name="T43_24">.</text:span></text:p>
        </text:list-item>
        <text:list-item>
          <text:p text:style-name="P44"><text:span text:style-name="T44_1">Structure</text:span><text:span text:style-name="T44_2"><text:s/></text:span><text:span text:style-name="T44_3">and</text:span><text:span text:style-name="T44_4"><text:s/></text:span><text:span text:style-name="T44_5">Enumeration</text:span><text:span text:style-name="T44_6"><text:s/></text:span><text:span text:style-name="T44_7">names</text:span><text:span text:style-name="T44_8"><text:s/></text:span><text:span text:style-name="T44_9">must</text:span><text:span text:style-name="T44_10"><text:s/></text:span><text:span text:style-name="T44_11">start</text:span><text:span text:style-name="T44_12"><text:s/></text:span><text:span text:style-name="T44_13">with</text:span><text:span text:style-name="T44_14"><text:s/></text:span><text:span text:style-name="T44_15">upper</text:span><text:span text:style-name="T44_16"><text:s/></text:span><text:span text:style-name="T44_17">case</text:span><text:span text:style-name="T44_18"><text:s/></text:span><text:span text:style-name="T44_19">latter</text:span><text:span text:style-name="T44_20">.</text:span></text:p>
        </text:list-item>
      </text:list>
      <text:h text:style-name="P45" text:outline-level="10"><text:span text:style-name="T45_1">Whitespaces</text:span></text:h>
      <text:list text:style-name="LS7" xml:id="list13">
        <text:list-item>
          <text:p text:style-name="P46"><text:span text:style-name="T46_1">Use</text:span><text:span text:style-name="T46_2"><text:s/></text:span><text:span text:style-name="T46_3">blank</text:span><text:span text:style-name="T46_4"><text:s/></text:span><text:span text:style-name="T46_5">lines</text:span><text:span text:style-name="T46_6"><text:s/></text:span><text:span text:style-name="T46_7">to</text:span><text:span text:style-name="T46_8"><text:s/></text:span><text:span text:style-name="T46_9">group</text:span><text:span text:style-name="T46_10"><text:s/></text:span><text:span text:style-name="T46_11">statements</text:span><text:span text:style-name="T46_12"><text:s/></text:span><text:span text:style-name="T46_13">together</text:span><text:span text:style-name="T46_14"><text:s/></text:span><text:span text:style-name="T46_15">where</text:span><text:span text:style-name="T46_16"><text:s/></text:span><text:span text:style-name="T46_17">suited</text:span></text:p>
        </text:list-item>
        <text:list-item>
          <text:p text:style-name="P47"><text:span text:style-name="T47_1">Always</text:span><text:span text:style-name="T47_2"><text:s/></text:span><text:span text:style-name="T47_3">use</text:span><text:span text:style-name="T47_4"><text:s/></text:span><text:span text:style-name="T47_5">only</text:span><text:span text:style-name="T47_6"><text:s/></text:span><text:span text:style-name="T47_7">one</text:span><text:span text:style-name="T47_8"><text:s/></text:span><text:span text:style-name="T47_9">blank</text:span><text:span text:style-name="T47_10"><text:s/></text:span><text:span text:style-name="T47_11">line</text:span></text:p>
        </text:list-item>
        <text:list-item>
          <text:p text:style-name="P48"><text:span text:style-name="T48_1">Always</text:span><text:span text:style-name="T48_2"><text:s/></text:span><text:span text:style-name="T48_3">use</text:span><text:span text:style-name="T48_4"><text:s/></text:span><text:span text:style-name="T48_5">a</text:span><text:span text:style-name="T48_6"><text:s/></text:span><text:span text:style-name="T48_7">single</text:span><text:span text:style-name="T48_8"><text:s/></text:span><text:span text:style-name="T48_9">space</text:span><text:span text:style-name="T48_10"><text:s/></text:span><text:span text:style-name="T48_11">after</text:span><text:span text:style-name="T48_12"><text:s/></text:span><text:span text:style-name="T48_13">a</text:span><text:span text:style-name="T48_14"><text:s/></text:span><text:span text:style-name="T48_15">keyword</text:span><text:span text:style-name="T48_16">,<text:s/></text:span><text:span text:style-name="T48_17">and</text:span><text:span text:style-name="T48_18"><text:s/></text:span><text:span text:style-name="T48_19">before</text:span><text:span text:style-name="T48_20"><text:s/></text:span><text:span text:style-name="T48_21">a</text:span><text:span text:style-name="T48_22"><text:s/></text:span><text:span text:style-name="T48_23">curly</text:span><text:span text:style-name="T48_24"><text:s/></text:span><text:span text:style-name="T48_25">brace</text:span><text:span text:style-name="T48_26">//<text:s/></text:span><text:span text:style-name="T48_27">Wrong</text:span><text:span text:style-name="T48_28"><text:line-break/></text:span><text:span text:style-name="T48_29">if</text:span><text:span text:style-name="T48_30">(</text:span><text:span text:style-name="T48_31">foo</text:span><text:span text:style-name="T48_32">)</text:span><text:span text:style-name="T48_33"><text:line-break/></text:span><text:span text:style-name="T48_34">{</text:span><text:span text:style-name="T48_35"><text:line-break/></text:span><text:span text:style-name="T48_36">}</text:span><text:span text:style-name="T48_37"><text:line-break/><text:line-break/></text:span><text:span text:style-name="T48_38">//<text:s/></text:span><text:span text:style-name="T48_39">Correct</text:span><text:span text:style-name="T48_40"><text:line-break/></text:span><text:span text:style-name="T48_41">if</text:span><text:span text:style-name="T48_42"><text:s/>(</text:span><text:span text:style-name="T48_43">foo</text:span><text:span text:style-name="T48_44">)</text:span><text:span text:style-name="T48_45"><text:line-break/></text:span><text:span text:style-name="T48_46">{</text:span><text:span text:style-name="T48_47"><text:line-break/></text:span><text:span text:style-name="T48_48">}</text:span></text:p>
        </text:list-item>
        <text:list-item>
          <text:p text:style-name="P49"><text:span text:style-name="T49_1">For</text:span><text:span text:style-name="T49_2"><text:s/></text:span><text:span text:style-name="T49_3">pointers</text:span><text:span text:style-name="T49_4"><text:s/></text:span><text:span text:style-name="T49_5">or</text:span><text:span text:style-name="T49_6"><text:s/></text:span><text:span text:style-name="T49_7">references</text:span><text:span text:style-name="T49_8">,<text:s/></text:span><text:span text:style-name="T49_9">always</text:span><text:span text:style-name="T49_10"><text:s/></text:span><text:span text:style-name="T49_11">use</text:span><text:span text:style-name="T49_12"><text:s/></text:span><text:span text:style-name="T49_13">a</text:span><text:span text:style-name="T49_14"><text:s/></text:span><text:span text:style-name="T49_15">single</text:span><text:span text:style-name="T49_16"><text:s/></text:span><text:span text:style-name="T49_17">space</text:span><text:span text:style-name="T49_18"><text:s/></text:span><text:span text:style-name="T49_19">between</text:span><text:span text:style-name="T49_20"><text:s/></text:span><text:span text:style-name="T49_21">the</text:span><text:span text:style-name="T49_22"><text:s/></text:span><text:span text:style-name="T49_23">type</text:span><text:span text:style-name="T49_24"><text:s/></text:span><text:span text:style-name="T49_25">and</text:span><text:span text:style-name="T49_26"><text:s/>‘*’<text:s/></text:span><text:span text:style-name="T49_27">or</text:span><text:span text:style-name="T49_28"><text:s/>‘&amp;’,<text:s/></text:span><text:span text:style-name="T49_29">but</text:span><text:span text:style-name="T49_30"><text:s/></text:span><text:span text:style-name="T49_31">no</text:span><text:span text:style-name="T49_32"><text:s/></text:span><text:span text:style-name="T49_33">space</text:span><text:span text:style-name="T49_34"><text:s/></text:span><text:span text:style-name="T49_35">between</text:span><text:span text:style-name="T49_36"><text:s/></text:span><text:span text:style-name="T49_37">the</text:span><text:span text:style-name="T49_38"><text:s/>‘*’<text:s/></text:span><text:span text:style-name="T49_39">or</text:span><text:span text:style-name="T49_40"><text:s/>‘&amp;’<text:s/></text:span><text:span text:style-name="T49_41">and</text:span><text:span text:style-name="T49_42"><text:s/></text:span><text:span text:style-name="T49_43">the</text:span><text:span text:style-name="T49_44"><text:s/></text:span><text:span text:style-name="T49_45">variable</text:span><text:span text:style-name="T49_46"><text:s/></text:span><text:span text:style-name="T49_47">name</text:span><text:span text:style-name="T49_48">.</text:span><text:span text:style-name="T49_49">char</text:span><text:span text:style-name="T49_50"><text:s/>*</text:span><text:span text:style-name="T49_51">x</text:span><text:span text:style-name="T49_52">;</text:span><text:span text:style-name="T49_53"><text:line-break/></text:span><text:span text:style-name="T49_54">const</text:span><text:span text:style-name="T49_55"><text:s/></text:span><text:span text:style-name="T49_56">QString</text:span><text:span text:style-name="T49_57"><text:s/>&amp;</text:span><text:span text:style-name="T49_58">myString</text:span><text:span text:style-name="T49_59">;</text:span><text:span text:style-name="T49_60"><text:line-break/></text:span><text:span text:style-name="T49_61">const</text:span><text:span text:style-name="T49_62"><text:s/></text:span><text:span text:style-name="T49_63">char</text:span><text:span text:style-name="T49_64"><text:s/>*<text:s/></text:span><text:span text:style-name="T49_65">const</text:span><text:span text:style-name="T49_66"><text:s/></text:span><text:span text:style-name="T49_67">y</text:span><text:span text:style-name="T49_68"><text:s/>=<text:s/>"</text:span><text:span text:style-name="T49_69">hello</text:span><text:span text:style-name="T49_70">";<text:s/>(</text:span><text:span text:style-name="T49_71">I</text:span><text:span text:style-name="T49_72"><text:s/></text:span><text:span text:style-name="T49_73">suggest</text:span><text:span text:style-name="T49_74"><text:s/></text:span><text:span text:style-name="T49_75">to</text:span><text:span text:style-name="T49_76"><text:s/></text:span><text:span text:style-name="T49_77">remove</text:span><text:span text:style-name="T49_78">)</text:span></text:p>
        </text:list-item>
        <text:list-item>
          <text:p text:style-name="P50"><text:span text:style-name="T50_1">No</text:span><text:span text:style-name="T50_2"><text:s/></text:span><text:span text:style-name="T50_3">space</text:span><text:span text:style-name="T50_4"><text:s/></text:span><text:span text:style-name="T50_5">is</text:span><text:span text:style-name="T50_6"><text:s/></text:span><text:span text:style-name="T50_7">allowed</text:span><text:span text:style-name="T50_8"><text:s/></text:span><text:span text:style-name="T50_9">between</text:span><text:span text:style-name="T50_10"><text:s/></text:span><text:span text:style-name="T50_11">return</text:span><text:span text:style-name="T50_12"><text:s/></text:span><text:span text:style-name="T50_13">type</text:span><text:span text:style-name="T50_14"><text:s/></text:span><text:span text:style-name="T50_15">and</text:span><text:span text:style-name="T50_16"><text:s/>*<text:s/></text:span><text:span text:style-name="T50_17">of</text:span><text:span text:style-name="T50_18"><text:s/></text:span><text:span text:style-name="T50_19">function</text:span><text:span text:style-name="T50_20"><text:s/>(</text:span><text:span text:style-name="T50_21">method</text:span><text:span text:style-name="T50_22">)</text:span></text:p>
        </text:list-item>
      </text:list>
      <text:p text:style-name="P51"><text:span text:style-name="T51_1">//<text:s/></text:span><text:span text:style-name="T51_2">Wrong</text:span></text:p>
      <text:p text:style-name="P52"><text:span text:style-name="T52_1">char</text:span><text:span text:style-name="T52_2"><text:s/>*<text:s/></text:span><text:span text:style-name="T52_3">func</text:span><text:span text:style-name="T52_4">1();</text:span></text:p>
      <text:p text:style-name="P53"><text:span text:style-name="T53_1">char</text:span><text:span text:style-name="T53_2"><text:s/>*</text:span><text:span text:style-name="T53_3">func</text:span><text:span text:style-name="T53_4">1();</text:span></text:p>
      <text:p text:style-name="P54"><text:span text:style-name="T54_1">//<text:s/></text:span><text:span text:style-name="T54_2">Correct</text:span></text:p>
      <text:p text:style-name="P55"><text:span text:style-name="T55_1">char</text:span><text:span text:style-name="T55_2">*<text:s/></text:span><text:span text:style-name="T55_3">func</text:span><text:span text:style-name="T55_4">1();</text:span></text:p>
      <text:list text:style-name="LS8" xml:id="list18">
        <text:list-item>
          <text:p text:style-name="P56"><text:span text:style-name="T56_1">No</text:span><text:span text:style-name="T56_2"><text:s/></text:span><text:span text:style-name="T56_3">space</text:span><text:span text:style-name="T56_4"><text:s/></text:span><text:span text:style-name="T56_5">after</text:span><text:span text:style-name="T56_6"><text:s/></text:span><text:span text:style-name="T56_7">a</text:span><text:span text:style-name="T56_8"><text:s/></text:span><text:span text:style-name="T56_9">cast</text:span><text:span text:style-name="T56_10">.</text:span></text:p>
        </text:list-item>
        <text:list-item>
          <text:p text:style-name="P57"><text:span text:style-name="T57_1">Avoid</text:span><text:span text:style-name="T57_2"><text:s/></text:span><text:span text:style-name="T57_3">C</text:span><text:span text:style-name="T57_4">-</text:span><text:span text:style-name="T57_5">style</text:span><text:span text:style-name="T57_6"><text:s/></text:span><text:span text:style-name="T57_7">casts</text:span><text:span text:style-name="T57_8"><text:s/></text:span><text:span text:style-name="T57_9">when</text:span><text:span text:style-name="T57_10"><text:s/></text:span><text:span text:style-name="T57_11">possible</text:span><text:span text:style-name="T57_12">.</text:span><text:span text:style-name="T57_13">//<text:s/></text:span><text:span text:style-name="T57_14">Wrong</text:span><text:span text:style-name="T57_15"><text:line-break/></text:span><text:span text:style-name="T57_16">char</text:span><text:span text:style-name="T57_17">*<text:s/></text:span><text:span text:style-name="T57_18">blockOfMemory</text:span><text:span text:style-name="T57_19"><text:s/>=<text:s/>(</text:span><text:span text:style-name="T57_20">char</text:span><text:span text:style-name="T57_21">*<text:s/>)<text:s/></text:span><text:span text:style-name="T57_22">malloc</text:span><text:span text:style-name="T57_23">(</text:span><text:span text:style-name="T57_24">data</text:span><text:span text:style-name="T57_25">.</text:span><text:span text:style-name="T57_26">size</text:span><text:span text:style-name="T57_27">());</text:span><text:span text:style-name="T57_28"><text:line-break/><text:line-break/></text:span><text:span text:style-name="T57_29">//<text:s/></text:span><text:span text:style-name="T57_30">Correct</text:span><text:span text:style-name="T57_31"><text:line-break/></text:span><text:span text:style-name="T57_32">char</text:span><text:span text:style-name="T57_33"><text:s/>*</text:span><text:span text:style-name="T57_34">blockOfMemory</text:span><text:span text:style-name="T57_35"><text:s/>=<text:s/></text:span><text:span text:style-name="T57_36">reinterpret</text:span><text:span text:style-name="T57_37">_</text:span><text:span text:style-name="T57_38">cast</text:span><text:span text:style-name="T57_39">&lt;</text:span><text:span text:style-name="T57_40">char</text:span><text:span text:style-name="T57_41"><text:s/>*&gt;(</text:span><text:span text:style-name="T57_42">malloc</text:span><text:span text:style-name="T57_43">(</text:span><text:span text:style-name="T57_44">data</text:span><text:span text:style-name="T57_45">.</text:span><text:span text:style-name="T57_46">size</text:span><text:span text:style-name="T57_47">()));</text:span><text:span text:style-name="T57_48"><text:s/></text:span><text:span text:style-name="T57_49">(</text:span><text:span text:style-name="T57_50">I</text:span><text:span text:style-name="T57_51"><text:s/></text:span><text:span text:style-name="T57_52">suggest</text:span><text:span text:style-name="T57_53"><text:s/></text:span><text:span text:style-name="T57_54">to</text:span><text:span text:style-name="T57_55"><text:s/></text:span><text:span text:style-name="T57_56">remove</text:span><text:span text:style-name="T57_57">)</text:span></text:p>
        </text:list-item>
      </text:list>
      <text:h text:style-name="P58" text:outline-level="10"><text:span text:style-name="T58_1">Braces</text:span></text:h>
      <text:list text:style-name="LS9" xml:id="list20">
        <text:list-item>
          <text:p text:style-name="P59"><text:span text:style-name="T59_1">As</text:span><text:span text:style-name="T59_2"><text:s/></text:span><text:span text:style-name="T59_3">a</text:span><text:span text:style-name="T59_4"><text:s/></text:span><text:span text:style-name="T59_5">base</text:span><text:span text:style-name="T59_6"><text:s/></text:span><text:span text:style-name="T59_7">rule</text:span><text:span text:style-name="T59_8">,<text:s/></text:span><text:span text:style-name="T59_9">the</text:span><text:span text:style-name="T59_10"><text:s/></text:span><text:span text:style-name="T59_11">left</text:span><text:span text:style-name="T59_12"><text:s/></text:span><text:span text:style-name="T59_13">curly</text:span><text:span text:style-name="T59_14"><text:s/></text:span><text:span text:style-name="T59_15">brace</text:span><text:span text:style-name="T59_16"><text:s/></text:span><text:span text:style-name="T59_17">goes</text:span><text:span text:style-name="T59_18"><text:s/></text:span><text:span text:style-name="T59_19">on</text:span><text:span text:style-name="T59_20"><text:s/></text:span><text:span text:style-name="T59_21">the</text:span><text:span text:style-name="T59_22"><text:s/></text:span><text:span text:style-name="T59_23">new</text:span><text:span text:style-name="T59_24"><text:s/></text:span><text:span text:style-name="T59_25">line</text:span><text:span text:style-name="T59_26"><text:s/></text:span><text:span text:style-name="T59_27">after</text:span><text:span text:style-name="T59_28"><text:s/></text:span><text:span text:style-name="T59_29">the</text:span><text:span text:style-name="T59_30"><text:s/></text:span><text:span text:style-name="T59_31">start</text:span><text:span text:style-name="T59_32"><text:s/></text:span><text:span text:style-name="T59_33">of</text:span><text:span text:style-name="T59_34"><text:s/></text:span><text:span text:style-name="T59_35">the</text:span><text:span text:style-name="T59_36"><text:s/></text:span><text:span text:style-name="T59_37">statement</text:span><text:span text:style-name="T59_38">://<text:s/></text:span><text:span text:style-name="T59_39">Wrong</text:span><text:span text:style-name="T59_40"><text:line-break/></text:span><text:span text:style-name="T59_41">if</text:span><text:span text:style-name="T59_42"><text:s/>(</text:span><text:span text:style-name="T59_43">codec</text:span><text:span text:style-name="T59_44">){</text:span><text:span text:style-name="T59_45"><text:line-break/></text:span><text:span text:style-name="T59_46">}</text:span><text:span text:style-name="T59_47"><text:line-break/><text:line-break/></text:span><text:span text:style-name="T59_48">//<text:s/></text:span><text:span text:style-name="T59_49">Correct</text:span><text:span text:style-name="T59_50"><text:line-break/></text:span><text:span text:style-name="T59_51">if</text:span><text:span text:style-name="T59_52"><text:s/>(</text:span><text:span text:style-name="T59_53">codec</text:span><text:span text:style-name="T59_54">)</text:span><text:span text:style-name="T59_55"><text:line-break/></text:span><text:span text:style-name="T59_56">{</text:span><text:span text:style-name="T59_57"><text:line-break/></text:span><text:span text:style-name="T59_58">}</text:span></text:p>
        </text:list-item>
        <text:list-item>
          <text:p text:style-name="P60"><text:span text:style-name="T60_1">Always</text:span><text:span text:style-name="T60_2"><text:s/></text:span><text:span text:style-name="T60_3">use</text:span><text:span text:style-name="T60_4"><text:s/></text:span><text:span text:style-name="T60_5">curly</text:span><text:span text:style-name="T60_6"><text:s/></text:span><text:span text:style-name="T60_7">braces</text:span><text:span text:style-name="T60_8"><text:s/></text:span><text:span text:style-name="T60_9">with</text:span><text:span text:style-name="T60_10"><text:s/></text:span><text:span text:style-name="T60_11">conditional</text:span><text:span text:style-name="T60_12"><text:s/></text:span><text:span text:style-name="T60_13">statements</text:span><text:span text:style-name="T60_14">,<text:s/></text:span><text:span text:style-name="T60_15">even</text:span><text:span text:style-name="T60_16"><text:s/></text:span><text:span text:style-name="T60_17">if</text:span><text:span text:style-name="T60_18"><text:s/></text:span><text:span text:style-name="T60_19">it</text:span><text:span text:style-name="T60_20"><text:s/></text:span><text:span text:style-name="T60_21">contains</text:span><text:span text:style-name="T60_22"><text:s/></text:span><text:span text:style-name="T60_23">only</text:span><text:span text:style-name="T60_24"><text:s/></text:span><text:span text:style-name="T60_25">one</text:span><text:span text:style-name="T60_26"><text:s/></text:span><text:span text:style-name="T60_27">line</text:span><text:span text:style-name="T60_28">.//<text:s/></text:span><text:span text:style-name="T60_29">Wrong</text:span><text:span text:style-name="T60_30"><text:line-break/></text:span><text:span text:style-name="T60_31">if</text:span><text:span text:style-name="T60_32"><text:s/>(</text:span><text:span text:style-name="T60_33">address</text:span><text:span text:style-name="T60_34">.</text:span><text:span text:style-name="T60_35">isEmpty</text:span><text:span text:style-name="T60_36">())</text:span><text:span text:style-name="T60_37"><text:line-break/></text:span><text:span text:style-name="T60_38">return</text:span><text:span text:style-name="T60_39"><text:s/></text:span><text:span text:style-name="T60_40">false</text:span><text:span text:style-name="T60_41">;</text:span><text:span text:style-name="T60_42"><text:line-break/><text:line-break/></text:span><text:span text:style-name="T60_43">//<text:s/></text:span><text:span text:style-name="T60_44">Wrong</text:span><text:span text:style-name="T60_45"><text:line-break/></text:span><text:span text:style-name="T60_46">for</text:span><text:span text:style-name="T60_47"><text:s/>(</text:span><text:span text:style-name="T60_48">int</text:span><text:span text:style-name="T60_49"><text:s/></text:span><text:span text:style-name="T60_50">i</text:span><text:span text:style-name="T60_51"><text:s/>=<text:s/>0;<text:s/></text:span><text:span text:style-name="T60_52">i</text:span><text:span text:style-name="T60_53"><text:s/>&lt;<text:s/>10;<text:s/>++</text:span><text:span text:style-name="T60_54">i</text:span><text:span text:style-name="T60_55">)<text:s/></text:span><text:span text:style-name="T60_56">qDebug</text:span><text:span text:style-name="T60_57">("%</text:span><text:span text:style-name="T60_58">i</text:span><text:span text:style-name="T60_59">",<text:s/></text:span><text:span text:style-name="T60_60">i</text:span><text:span text:style-name="T60_61">);</text:span><text:span text:style-name="T60_62"><text:line-break/><text:line-break/></text:span><text:span text:style-name="T60_63">//<text:s/></text:span><text:span text:style-name="T60_64">Correct</text:span><text:span text:style-name="T60_65"><text:line-break/></text:span><text:span text:style-name="T60_66">if</text:span><text:span text:style-name="T60_67"><text:s/>(</text:span><text:span text:style-name="T60_68">address</text:span><text:span text:style-name="T60_69">.</text:span><text:span text:style-name="T60_70">isEmpty</text:span><text:span text:style-name="T60_71">())</text:span><text:span text:style-name="T60_72"><text:line-break/></text:span><text:span text:style-name="T60_73">{</text:span><text:span text:style-name="T60_74"><text:line-break/></text:span><text:span text:style-name="T60_75">   <text:s/></text:span><text:span text:style-name="T60_76">return</text:span><text:span text:style-name="T60_77"><text:s/></text:span><text:span text:style-name="T60_78">false</text:span><text:span text:style-name="T60_79">;</text:span><text:span text:style-name="T60_80"><text:line-break/></text:span><text:span text:style-name="T60_81">}</text:span></text:p>
        </text:list-item>
        <text:list-item>
          <text:p text:style-name="P61"><text:span text:style-name="T61_1">Use</text:span><text:span text:style-name="T61_2"><text:s/></text:span><text:span text:style-name="T61_3">curly</text:span><text:span text:style-name="T61_4"><text:s/></text:span><text:span text:style-name="T61_5">braces</text:span><text:span text:style-name="T61_6"><text:s/></text:span><text:span text:style-name="T61_7">when</text:span><text:span text:style-name="T61_8"><text:s/></text:span><text:span text:style-name="T61_9">the</text:span><text:span text:style-name="T61_10"><text:s/></text:span><text:span text:style-name="T61_11">body</text:span><text:span text:style-name="T61_12"><text:s/></text:span><text:span text:style-name="T61_13">of</text:span><text:span text:style-name="T61_14"><text:s/></text:span><text:span text:style-name="T61_15">a</text:span><text:span text:style-name="T61_16"><text:s/></text:span><text:span text:style-name="T61_17">conditional</text:span><text:span text:style-name="T61_18"><text:s/></text:span><text:span text:style-name="T61_19">statement</text:span><text:span text:style-name="T61_20"><text:s/></text:span><text:span text:style-name="T61_21">is</text:span><text:span text:style-name="T61_22"><text:s/></text:span><text:span text:style-name="T61_23">empty</text:span><text:span text:style-name="T61_24">//<text:s/></text:span><text:span text:style-name="T61_25">Wrong</text:span><text:span text:style-name="T61_26"><text:line-break/></text:span><text:span text:style-name="T61_27">while</text:span><text:span text:style-name="T61_28"><text:s/>(</text:span><text:span text:style-name="T61_29">a</text:span><text:span text:style-name="T61_30">);</text:span><text:span text:style-name="T61_31"><text:line-break/><text:line-break/></text:span><text:span text:style-name="T61_32">//<text:s/></text:span><text:span text:style-name="T61_33">Correct</text:span><text:span text:style-name="T61_34"><text:line-break/></text:span><text:span text:style-name="T61_35">while</text:span><text:span text:style-name="T61_36"><text:s/>(</text:span><text:span text:style-name="T61_37">a</text:span><text:span text:style-name="T61_38">)<text:s/>{}</text:span></text:p>
        </text:list-item>
      </text:list>
      <text:h text:style-name="P62" text:outline-level="10"><text:span text:style-name="T62_1">Parentheses</text:span></text:h>
      <text:list text:style-name="LS10" xml:id="list23">
        <text:list-item>
          <text:p text:style-name="P63"><text:span text:style-name="T63_1">Use</text:span><text:span text:style-name="T63_2"><text:s/></text:span><text:span text:style-name="T63_3">parentheses</text:span><text:span text:style-name="T63_4"><text:s/></text:span><text:span text:style-name="T63_5">to</text:span><text:span text:style-name="T63_6"><text:s/></text:span><text:span text:style-name="T63_7">group</text:span><text:span text:style-name="T63_8"><text:s/></text:span><text:span text:style-name="T63_9">expressions</text:span><text:span text:style-name="T63_10">:</text:span><text:span text:style-name="T63_11">//<text:s/></text:span><text:span text:style-name="T63_12">Wrong</text:span><text:span text:style-name="T63_13"><text:line-break/></text:span><text:span text:style-name="T63_14">if</text:span><text:span text:style-name="T63_15"><text:s/>(</text:span><text:span text:style-name="T63_16">a</text:span><text:span text:style-name="T63_17"><text:s/>&amp;&amp;<text:s/></text:span><text:span text:style-name="T63_18">b</text:span><text:span text:style-name="T63_19"><text:s/>||<text:s/></text:span><text:span text:style-name="T63_20">c</text:span><text:span text:style-name="T63_21">)</text:span><text:span text:style-name="T63_22"><text:line-break/><text:line-break/></text:span><text:span text:style-name="T63_23">//<text:s/></text:span><text:span text:style-name="T63_24">Correct</text:span><text:span text:style-name="T63_25"><text:line-break/></text:span><text:span text:style-name="T63_26">if</text:span><text:span text:style-name="T63_27"><text:s/>((</text:span><text:span text:style-name="T63_28">a</text:span><text:span text:style-name="T63_29"><text:s/>&amp;&amp;<text:s/></text:span><text:span text:style-name="T63_30">b</text:span><text:span text:style-name="T63_31">)<text:s/>||<text:s/></text:span><text:span text:style-name="T63_32">c</text:span><text:span text:style-name="T63_33">)</text:span><text:span text:style-name="T63_34"><text:line-break/><text:line-break/></text:span><text:span text:style-name="T63_35">//<text:s/></text:span><text:span text:style-name="T63_36">Wrong</text:span><text:span text:style-name="T63_37"><text:line-break/></text:span><text:span text:style-name="T63_38">a</text:span><text:span text:style-name="T63_39"><text:s/>+<text:s/></text:span><text:span text:style-name="T63_40">b</text:span><text:span text:style-name="T63_41"><text:s/>&amp;<text:s/></text:span><text:span text:style-name="T63_42">c</text:span><text:span text:style-name="T63_43"><text:line-break/><text:line-break/></text:span><text:span text:style-name="T63_44">//<text:s/></text:span><text:span text:style-name="T63_45">Correct</text:span><text:span text:style-name="T63_46"><text:line-break/></text:span><text:span text:style-name="T63_47">(</text:span><text:span text:style-name="T63_48">a</text:span><text:span text:style-name="T63_49"><text:s/>+<text:s/></text:span><text:span text:style-name="T63_50">b</text:span><text:span text:style-name="T63_51">)<text:s/>&amp;<text:s/></text:span><text:span text:style-name="T63_52">c</text:span></text:p>
        </text:list-item>
      </text:list>
      <text:h text:style-name="P64" text:outline-level="10"><text:span text:style-name="T64_1">Switch</text:span><text:span text:style-name="T64_2"><text:s/></text:span><text:span text:style-name="T64_3">statements</text:span></text:h>
      <text:list text:style-name="LS11" xml:id="list24">
        <text:list-item>
          <text:p text:style-name="P65"><text:span text:style-name="T65_1">The</text:span><text:span text:style-name="T65_2"><text:s/></text:span><text:span text:style-name="T65_3">case</text:span><text:span text:style-name="T65_4"><text:s/></text:span><text:span text:style-name="T65_5">labels</text:span><text:span text:style-name="T65_6"><text:s/></text:span><text:span text:style-name="T65_7">are</text:span><text:span text:style-name="T65_8"><text:s/></text:span><text:span text:style-name="T65_9">on</text:span><text:span text:style-name="T65_10"><text:s/></text:span><text:span text:style-name="T65_11">the</text:span><text:span text:style-name="T65_12"><text:s/></text:span><text:span text:style-name="T65_13">same</text:span><text:span text:style-name="T65_14"><text:s/></text:span><text:span text:style-name="T65_15">column</text:span><text:span text:style-name="T65_16"><text:s/></text:span><text:span text:style-name="T65_17">as</text:span><text:span text:style-name="T65_18"><text:s/></text:span><text:span text:style-name="T65_19">the</text:span><text:span text:style-name="T65_20"><text:s/></text:span><text:span text:style-name="T65_21">switch</text:span></text:p>
        </text:list-item>
        <text:list-item>
          <text:p text:style-name="P66"><text:span text:style-name="T66_1">Every</text:span><text:span text:style-name="T66_2"><text:s/></text:span><text:span text:style-name="T66_3">case</text:span><text:span text:style-name="T66_4"><text:s/></text:span><text:span text:style-name="T66_5">must</text:span><text:span text:style-name="T66_6"><text:s/></text:span><text:span text:style-name="T66_7">have</text:span><text:span text:style-name="T66_8"><text:s/></text:span><text:span text:style-name="T66_9">a</text:span><text:span text:style-name="T66_10"><text:s/></text:span><text:span text:style-name="T66_11">break</text:span><text:span text:style-name="T66_12"><text:s/>(</text:span><text:span text:style-name="T66_13">or</text:span><text:span text:style-name="T66_14"><text:s/></text:span><text:span text:style-name="T66_15">return</text:span><text:span text:style-name="T66_16">)<text:s/></text:span><text:span text:style-name="T66_17">statement</text:span><text:span text:style-name="T66_18"><text:s/></text:span><text:span text:style-name="T66_19">at</text:span><text:span text:style-name="T66_20"><text:s/></text:span><text:span text:style-name="T66_21">the</text:span><text:span text:style-name="T66_22"><text:s/></text:span><text:span text:style-name="T66_23">end</text:span><text:span text:style-name="T66_24"><text:s/></text:span><text:span text:style-name="T66_25">or</text:span><text:span text:style-name="T66_26"><text:s/></text:span><text:span text:style-name="T66_27">a</text:span><text:span text:style-name="T66_28"><text:s/></text:span><text:span text:style-name="T66_29">comment</text:span><text:span text:style-name="T66_30"><text:s/></text:span><text:span text:style-name="T66_31">to</text:span><text:span text:style-name="T66_32"><text:s/></text:span><text:span text:style-name="T66_33">indicate</text:span><text:span text:style-name="T66_34"><text:s/></text:span><text:span text:style-name="T66_35">that</text:span><text:span text:style-name="T66_36"><text:s/></text:span><text:span text:style-name="T66_37">there</text:span><text:span text:style-name="T66_38">’</text:span><text:span text:style-name="T66_39">s</text:span><text:span text:style-name="T66_40"><text:s/></text:span><text:span text:style-name="T66_41">intentionally</text:span><text:span text:style-name="T66_42"><text:s/></text:span><text:span text:style-name="T66_43">no</text:span><text:span text:style-name="T66_44"><text:s/></text:span><text:span text:style-name="T66_45">break</text:span><text:span text:style-name="T66_46">switch</text:span><text:span text:style-name="T66_47"><text:s/>(</text:span><text:span text:style-name="T66_48">myEnum</text:span><text:span text:style-name="T66_49">)</text:span><text:span text:style-name="T66_50"><text:line-break/></text:span><text:span text:style-name="T66_51">{</text:span><text:span text:style-name="T66_52"><text:line-break/></text:span><text:span text:style-name="T66_53">case</text:span><text:span text:style-name="T66_54"><text:s/></text:span><text:span text:style-name="T66_55">Value</text:span><text:span text:style-name="T66_56">1:</text:span><text:span text:style-name="T66_57"><text:line-break/></text:span><text:span text:style-name="T66_58">   <text:s/></text:span><text:span text:style-name="T66_59">doSomething</text:span><text:span text:style-name="T66_60">();</text:span><text:span text:style-name="T66_61"><text:line-break/></text:span><text:span text:style-name="T66_62">   <text:s/></text:span><text:span text:style-name="T66_63">break</text:span><text:span text:style-name="T66_64">;</text:span><text:span text:style-name="T66_65"><text:line-break/><text:line-break/></text:span><text:span text:style-name="T66_66">case</text:span><text:span text:style-name="T66_67"><text:s/></text:span><text:span text:style-name="T66_68">Value</text:span><text:span text:style-name="T66_69">2:</text:span><text:span text:style-name="T66_70"><text:line-break/></text:span><text:span text:style-name="T66_71">   <text:s/></text:span><text:span text:style-name="T66_72">doSomethingElse</text:span><text:span text:style-name="T66_73">();</text:span><text:span text:style-name="T66_74"><text:line-break/></text:span><text:span text:style-name="T66_75">   <text:s/>//<text:s/></text:span><text:span text:style-name="T66_76">fall</text:span><text:span text:style-name="T66_77"><text:s/></text:span><text:span text:style-name="T66_78">through</text:span><text:span text:style-name="T66_79"><text:line-break/><text:line-break/></text:span><text:span text:style-name="T66_80">default</text:span><text:span text:style-name="T66_81">:</text:span><text:span text:style-name="T66_82"><text:line-break/></text:span><text:span text:style-name="T66_83">   <text:s/></text:span><text:span text:style-name="T66_84">defaultHandling</text:span><text:span text:style-name="T66_85">();</text:span><text:span text:style-name="T66_86"><text:line-break/></text:span><text:span text:style-name="T66_87">   <text:s/></text:span><text:span text:style-name="T66_88">break</text:span><text:span text:style-name="T66_89">;</text:span><text:span text:style-name="T66_90"><text:line-break/></text:span><text:span text:style-name="T66_91">}</text:span></text:p>
        </text:list-item>
      </text:list>
      <text:p text:style-name="P67"><text:span text:style-name="T67_1">   </text:span></text:p>
      <text:h text:style-name="P68" text:outline-level="10"><text:span text:style-name="T68_1">Line</text:span><text:span text:style-name="T68_2"><text:s/></text:span><text:span text:style-name="T68_3">breaks</text:span></text:h>
      <text:list text:style-name="LS12" xml:id="list26">
        <text:list-item>
          <text:p text:style-name="P69"><text:span text:style-name="T69_1">Keep</text:span><text:span text:style-name="T69_2"><text:s/></text:span><text:span text:style-name="T69_3">lines</text:span><text:span text:style-name="T69_4"><text:s/></text:span><text:span text:style-name="T69_5">shorter</text:span><text:span text:style-name="T69_6"><text:s/></text:span><text:span text:style-name="T69_7">than</text:span><text:span text:style-name="T69_8"><text:s/>100<text:s/></text:span><text:span text:style-name="T69_9">characters</text:span><text:span text:style-name="T69_10">;<text:s/></text:span><text:span text:style-name="T69_11">insert</text:span><text:span text:style-name="T69_12"><text:s/></text:span><text:span text:style-name="T69_13">line</text:span><text:span text:style-name="T69_14"><text:s/></text:span><text:span text:style-name="T69_15">breaks</text:span><text:span text:style-name="T69_16"><text:s/></text:span><text:span text:style-name="T69_17">if</text:span><text:span text:style-name="T69_18"><text:s/></text:span><text:span text:style-name="T69_19">necessary</text:span><text:span text:style-name="T69_20">.</text:span></text:p>
        </text:list-item>
        <text:list-item>
          <text:p text:style-name="P70"><text:span text:style-name="T70_1">Commas</text:span><text:span text:style-name="T70_2"><text:s/></text:span><text:span text:style-name="T70_3">go</text:span><text:span text:style-name="T70_4"><text:s/></text:span><text:span text:style-name="T70_5">at</text:span><text:span text:style-name="T70_6"><text:s/></text:span><text:span text:style-name="T70_7">the</text:span><text:span text:style-name="T70_8"><text:s/></text:span><text:span text:style-name="T70_9">end</text:span><text:span text:style-name="T70_10"><text:s/></text:span><text:span text:style-name="T70_11">of</text:span><text:span text:style-name="T70_12"><text:s/></text:span><text:span text:style-name="T70_13">a</text:span><text:span text:style-name="T70_14"><text:s/></text:span><text:span text:style-name="T70_15">broken</text:span><text:span text:style-name="T70_16"><text:s/></text:span><text:span text:style-name="T70_17">line</text:span><text:span text:style-name="T70_18">;<text:s/></text:span><text:span text:style-name="T70_19">operators</text:span><text:span text:style-name="T70_20"><text:s/></text:span><text:span text:style-name="T70_21">start</text:span><text:span text:style-name="T70_22"><text:s/></text:span><text:span text:style-name="T70_23">at</text:span><text:span text:style-name="T70_24"><text:s/></text:span><text:span text:style-name="T70_25">the</text:span><text:span text:style-name="T70_26"><text:s/></text:span><text:span text:style-name="T70_27">beginning</text:span><text:span text:style-name="T70_28"><text:s/></text:span><text:span text:style-name="T70_29">of</text:span><text:span text:style-name="T70_30"><text:s/></text:span><text:span text:style-name="T70_31">the</text:span><text:span text:style-name="T70_32"><text:s/></text:span><text:span text:style-name="T70_33">new</text:span><text:span text:style-name="T70_34"><text:s/></text:span><text:span text:style-name="T70_35">line</text:span><text:span text:style-name="T70_36">.<text:s/></text:span><text:span text:style-name="T70_37">One</text:span><text:span text:style-name="T70_38"><text:s/></text:span><text:span text:style-name="T70_39">indent</text:span><text:span text:style-name="T70_40"><text:s/></text:span><text:span text:style-name="T70_41">should</text:span><text:span text:style-name="T70_42"><text:s/></text:span><text:span text:style-name="T70_43">be</text:span><text:span text:style-name="T70_44"><text:s/></text:span><text:span text:style-name="T70_45">placed</text:span><text:span text:style-name="T70_46"><text:s/></text:span><text:span text:style-name="T70_47">before</text:span><text:span text:style-name="T70_48"><text:s/></text:span><text:span text:style-name="T70_49">new</text:span><text:span text:style-name="T70_50"><text:s/></text:span><text:span text:style-name="T70_51">line</text:span><text:span text:style-name="T70_52">.</text:span><text:span text:style-name="T70_53">//<text:s/></text:span><text:span text:style-name="T70_54">Wrong</text:span><text:span text:style-name="T70_55"><text:line-break/></text:span><text:span text:style-name="T70_56">if</text:span><text:span text:style-name="T70_57"><text:s/>(</text:span><text:span text:style-name="T70_58">longExpression</text:span><text:span text:style-name="T70_59"><text:s/>+</text:span><text:span text:style-name="T70_60"><text:line-break/></text:span><text:span text:style-name="T70_61"> <text:s/></text:span><text:span text:style-name="T70_62">otherLongExpression</text:span><text:span text:style-name="T70_63"><text:s/>+</text:span><text:span text:style-name="T70_64"><text:line-break/></text:span><text:span text:style-name="T70_65"> <text:s/></text:span><text:span text:style-name="T70_66">otherOtherLongExpression</text:span><text:span text:style-name="T70_67">)</text:span><text:span text:style-name="T70_68"><text:line-break/></text:span><text:span text:style-name="T70_69">{</text:span><text:span text:style-name="T70_70"><text:line-break/></text:span><text:span text:style-name="T70_71">}</text:span><text:span text:style-name="T70_72"><text:line-break/><text:line-break/></text:span><text:span text:style-name="T70_73">//<text:s/></text:span><text:span text:style-name="T70_74">Correct</text:span><text:span text:style-name="T70_75"><text:line-break/></text:span><text:span text:style-name="T70_76">if</text:span><text:span text:style-name="T70_77"><text:s/>(</text:span><text:span text:style-name="T70_78">longExpression</text:span><text:span text:style-name="T70_79"><text:line-break/></text:span><text:span text:style-name="T70_80"> <text:s/>+<text:s/></text:span><text:span text:style-name="T70_81">otherLongExpression</text:span><text:span text:style-name="T70_82"><text:line-break/></text:span><text:span text:style-name="T70_83"> <text:s/>+<text:s/></text:span><text:span text:style-name="T70_84">otherOtherLongExpression</text:span><text:span text:style-name="T70_85">)</text:span><text:span text:style-name="T70_86"><text:line-break/></text:span><text:span text:style-name="T70_87">{</text:span><text:span text:style-name="T70_88"><text:line-break/></text:span><text:span text:style-name="T70_89">}</text:span></text:p>
        </text:list-item>
      </text:list>
      <text:p text:style-name="P71"/>
      <text:p text:style-name="P72"><text:span text:style-name="T72_1">Preprocessor</text:span></text:p>
      <text:p text:style-name="P73"/>
      <text:list text:style-name="LS13" xml:id="list28">
        <text:list-item>
          <text:p text:style-name="P74"><text:span text:style-name="T74_1">No</text:span><text:span text:style-name="T74_2"><text:s/></text:span><text:span text:style-name="T74_3">indents</text:span><text:span text:style-name="T74_4"><text:s/></text:span><text:span text:style-name="T74_5">before</text:span><text:span text:style-name="T74_6"><text:s/></text:span><text:span text:style-name="T74_7">preprocessor</text:span><text:span text:style-name="T74_8"><text:s/></text:span><text:span text:style-name="T74_9">instructions</text:span></text:p>
        </text:list-item>
        <text:list-item>
          <text:p text:style-name="P75"><text:span text:style-name="T75_1">Names</text:span><text:span text:style-name="T75_2"><text:s/></text:span><text:span text:style-name="T75_3">of</text:span><text:span text:style-name="T75_4"><text:s/></text:span><text:span text:style-name="T75_5">defines</text:span><text:span text:style-name="T75_6"><text:s/></text:span><text:span text:style-name="T75_7">must</text:span><text:span text:style-name="T75_8"><text:s/></text:span><text:span text:style-name="T75_9">be</text:span><text:span text:style-name="T75_10"><text:s/></text:span><text:span text:style-name="T75_11">in</text:span><text:span text:style-name="T75_12"><text:s/></text:span><text:span text:style-name="T75_13">upper</text:span><text:span text:style-name="T75_14"><text:s/></text:span><text:span text:style-name="T75_15">case</text:span></text:p>
        </text:list-item>
        <text:list-item>
          <text:p text:style-name="P76"><text:span text:style-name="T76_1">Consecive</text:span><text:span text:style-name="T76_2"><text:s/></text:span><text:span text:style-name="T76_3">words</text:span><text:span text:style-name="T76_4"><text:s/></text:span><text:span text:style-name="T76_5">are</text:span><text:span text:style-name="T76_6"><text:s/></text:span><text:span text:style-name="T76_7">separated</text:span><text:span text:style-name="T76_8"><text:s/></text:span><text:span text:style-name="T76_9">by</text:span><text:span text:style-name="T76_10"><text:s/>'_'<text:s/></text:span><text:span text:style-name="T76_11">symbol</text:span></text:p>
        </text:list-item>
      </text:list>
      <text:h text:style-name="P77" text:outline-level="10"><text:span text:style-name="T77_1">Documentation</text:span><text:span text:style-name="T77_2"><text:s/></text:span><text:span text:style-name="T77_3">of</text:span><text:span text:style-name="T77_4"><text:s/></text:span><text:span text:style-name="T77_5">the</text:span><text:span text:style-name="T77_6"><text:s/></text:span><text:span text:style-name="T77_7">code</text:span></text:h>
      <text:list text:style-name="LS14" xml:id="list31">
        <text:list-item>
          <text:p text:style-name="P78"><text:span text:style-name="T78_1">Doxygen</text:span><text:span text:style-name="T78_2"><text:s/></text:span><text:span text:style-name="T78_3">style</text:span><text:span text:style-name="T78_4"><text:s/></text:span><text:span text:style-name="T78_5">of</text:span><text:span text:style-name="T78_6"><text:s/></text:span><text:span text:style-name="T78_7">code</text:span><text:span text:style-name="T78_8"><text:s/></text:span><text:span text:style-name="T78_9">documentation</text:span></text:p>
        </text:list-item>
        <text:list-item>
          <text:p text:style-name="P79"><text:span text:style-name="T79_1">Class</text:span><text:span text:style-name="T79_2"><text:s/></text:span><text:span text:style-name="T79_3">documentation</text:span></text:p>
        </text:list-item>
      </text:list>
      <text:p text:style-name="P80"><text:span text:style-name="T80_1"><text:tab/><text:s/></text:span><text:span text:style-name="T80_2">Classes</text:span><text:span text:style-name="T80_3"><text:s/></text:span><text:span text:style-name="T80_4">shall</text:span><text:span text:style-name="T80_5"><text:s/></text:span><text:span text:style-name="T80_6">have</text:span><text:span text:style-name="T80_7"><text:s/></text:span><text:span text:style-name="T80_8">Header</text:span><text:span text:style-name="T80_9"><text:s/></text:span><text:span text:style-name="T80_10">in</text:span><text:span text:style-name="T80_11"><text:s/></text:span><text:span text:style-name="T80_12">Doxygen</text:span><text:span text:style-name="T80_13"><text:s/></text:span><text:span text:style-name="T80_14">style</text:span><text:span text:style-name="T80_15"><text:s/></text:span><text:span text:style-name="T80_16">in</text:span><text:span text:style-name="T80_17"><text:s/>.</text:span><text:span text:style-name="T80_18">h</text:span><text:span text:style-name="T80_19"><text:s/></text:span><text:span text:style-name="T80_20">file</text:span><text:span text:style-name="T80_21">.<text:s/></text:span><text:span text:style-name="T80_22">It</text:span><text:span text:style-name="T80_23"><text:s/></text:span><text:span text:style-name="T80_24">can</text:span><text:span text:style-name="T80_25"><text:s/></text:span><text:span text:style-name="T80_26">be</text:span><text:span text:style-name="T80_27"><text:s/></text:span><text:span text:style-name="T80_28">generated</text:span><text:span text:style-name="T80_29"><text:s/></text:span><text:span text:style-name="T80_30">by</text:span><text:span text:style-name="T80_31"><text:s/></text:span><text:span text:style-name="T80_32">plugin</text:span><text:span text:style-name="T80_33"><text:s/>...</text:span></text:p>
      <text:p text:style-name="P81"><text:span text:style-name="T81_1"><text:tab/><text:s/></text:span><text:span text:style-name="T81_2">Example</text:span><text:span text:style-name="T81_3">:</text:span></text:p>
      <text:p text:style-name="P82"><text:span text:style-name="T82_1"><text:tab/>   </text:span></text:p>
      <text:list text:style-name="LS15" xml:id="list33">
        <text:list-item>
          <text:p text:style-name="P83"><text:span text:style-name="T83_1">Function</text:span><text:span text:style-name="T83_2">/</text:span><text:span text:style-name="T83_3">Methods</text:span><text:span text:style-name="T83_4"><text:s/></text:span><text:span text:style-name="T83_5">documentation</text:span></text:p>
        </text:list-item>
      </text:list>
      <text:p text:style-name="P84"><text:span text:style-name="T84_1"><text:tab/><text:s/></text:span><text:span text:style-name="T84_2">Function</text:span><text:span text:style-name="T84_3"><text:s/></text:span><text:span text:style-name="T84_4">and</text:span><text:span text:style-name="T84_5"><text:s/></text:span><text:span text:style-name="T84_6">methods</text:span><text:span text:style-name="T84_7"><text:s/></text:span><text:span text:style-name="T84_8">of</text:span><text:span text:style-name="T84_9"><text:s/></text:span><text:span text:style-name="T84_10">class</text:span><text:span text:style-name="T84_11"><text:s/></text:span><text:span text:style-name="T84_12">shall</text:span><text:span text:style-name="T84_13"><text:s/></text:span><text:span text:style-name="T84_14">be</text:span><text:span text:style-name="T84_15"><text:s/></text:span><text:span text:style-name="T84_16">documented</text:span><text:span text:style-name="T84_17"><text:s/></text:span><text:span text:style-name="T84_18">with</text:span><text:span text:style-name="T84_19"><text:s/></text:span><text:span text:style-name="T84_20">following</text:span><text:span text:style-name="T84_21"><text:s/></text:span><text:span text:style-name="T84_22">heade</text:span><text:span text:style-name="T84_23"><text:s/>(</text:span><text:span text:style-name="T84_24">Doxygen</text:span><text:span text:style-name="T84_25"><text:s/></text:span><text:span text:style-name="T84_26">plugin</text:span><text:span text:style-name="T84_27"><text:s/></text:span><text:span text:style-name="T84_28">could</text:span><text:span text:style-name="T84_29"><text:s/></text:span><text:span text:style-name="T84_30">be</text:span><text:span text:style-name="T84_31"><text:s/></text:span><text:span text:style-name="T84_32">used</text:span><text:span text:style-name="T84_33"><text:s/></text:span><text:span text:style-name="T84_34">for</text:span><text:span text:style-name="T84_35"><text:s/></text:span><text:span text:style-name="T84_36">that</text:span><text:span text:style-name="T84_37">)</text:span></text:p>
      <text:p text:style-name="P85"><text:span text:style-name="T85_1">    <text:s/></text:span><text:span text:style-name="T85_2">Example</text:span><text:span text:style-name="T85_3">:</text:span></text:p>
      <text:list text:style-name="LS16" xml:id="list34">
        <text:list-item>
          <text:p text:style-name="P86"><text:span text:style-name="T86_1">Inline</text:span><text:span text:style-name="T86_2"><text:s/></text:span><text:span text:style-name="T86_3">comments</text:span></text:p>
        </text:list-item>
      </text:list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423cm" fo:margin-bottom="0.423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97cm" fo:margin-bottom="0.397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bottom="0.423cm" fo:margin-left="0cm" fo:margin-right="0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5cm" fo:margin-bottom="0.45cm" fo:margin-left="0cm" fo:margin-right="0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5cm" fo:margin-bottom="0.4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.635cm" fo:margin-bottom="0.63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